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22"/>
    <style:style style:name="ce28" style:family="table-cell" style:parent-style-name="Default" style:data-style-name="N122"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/>
    <style:style style:name="ce31" style:family="table-cell" style:parent-style-name="Default" style:data-style-name="N2"/>
    <style:style style:name="ce32" style:family="table-cell" style:parent-style-name="Default" style:data-style-name="N2"/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40" style:family="table-cell" style:parent-style-name="Default" style:data-style-name="N2"/>
    <style:style style:name="ce41" style:family="table-cell" style:parent-style-name="Default" style:data-style-name="N2"/>
    <style:style style:name="ce42" style:family="table-cell" style:parent-style-name="Default" style:data-style-name="N2"/>
    <style:style style:name="ce43" style:family="table-cell" style:parent-style-name="Default" style:data-style-name="N2"/>
    <style:style style:name="ce44" style:family="table-cell" style:parent-style-name="Default" style:data-style-name="N2"/>
    <style:style style:name="ce45" style:family="table-cell" style:parent-style-name="Default" style:data-style-name="N2"/>
    <style:style style:name="ce46" style:family="table-cell" style:parent-style-name="Default" style:data-style-name="N2"/>
    <style:style style:name="ce47" style:family="table-cell" style:parent-style-name="Default" style:data-style-name="N2"/>
    <style:style style:name="ce48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2"/>
    <style:style style:name="ce51" style:family="table-cell" style:parent-style-name="Default" style:data-style-name="N2"/>
    <style:style style:name="ce52" style:family="table-cell" style:parent-style-name="Default" style:data-style-name="N2"/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55" style:family="table-cell" style:parent-style-name="Default" style:data-style-name="N2"/>
    <style:style style:name="ce56" style:family="table-cell" style:parent-style-name="Default" style:data-style-name="N2"/>
    <style:style style:name="ce57" style:family="table-cell" style:parent-style-name="Default" style:data-style-name="N2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0" style:family="table-cell" style:parent-style-name="Default" style:data-style-name="N2"/>
    <style:style style:name="ce61" style:family="table-cell" style:parent-style-name="Default" style:data-style-name="N2"/>
    <style:style style:name="ce62" style:family="table-cell" style:parent-style-name="Default" style:data-style-name="N2"/>
    <style:style style:name="ce63" style:family="table-cell" style:parent-style-name="Default" style:data-style-name="N2"/>
    <style:style style:name="ce6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eatmap1_labels" table:style-name="ta1">
        <table:table-column table:style-name="co1" table:default-cell-style-name="ce26"/>
        <table:table-column table:style-name="co2" table:number-columns-repeated="5" table:default-cell-style-name="ce27"/>
        <table:table-column table:style-name="co3" table:default-cell-style-name="ce27"/>
        <table:table-column table:style-name="co2" table:number-columns-repeated="2" table:default-cell-style-name="ce27"/>
        <table:table-column table:style-name="co4" table:default-cell-style-name="ce27"/>
        <table:table-column table:style-name="co2" table:number-columns-repeated="5" table:default-cell-style-name="ce27"/>
        <table:table-column table:style-name="co5" table:default-cell-style-name="ce27"/>
        <table:table-column table:style-name="co2" table:default-cell-style-name="ce27"/>
        <table:table-column table:style-name="co6" table:default-cell-style-name="ce27"/>
        <table:table-column table:style-name="co2" table:default-cell-style-name="ce27"/>
        <table:table-column table:style-name="co7" table:default-cell-style-name="ce27"/>
        <table:table-column table:style-name="co2" table:number-columns-repeated="3" table:default-cell-style-name="ce27"/>
        <table:table-column table:style-name="co8" table:default-cell-style-name="ce28"/>
        <table:table-row table:style-name="ro1">
          <table:table-cell office:value-type="string" calcext:value-type="string">
            <text:p>Data Set</text:p>
          </table:table-cell>
          <table:table-cell table:style-name="ce26" office:value-type="string" calcext:value-type="string">
            <text:p>bank</text:p>
          </table:table-cell>
          <table:table-cell table:style-name="ce26" office:value-type="string" calcext:value-type="string">
            <text:p>cifar10</text:p>
          </table:table-cell>
          <table:table-cell table:style-name="ce26" office:value-type="string" calcext:value-type="string">
            <text:p>cnae9</text:p>
          </table:table-cell>
          <table:table-cell table:style-name="ce26" office:value-type="string" calcext:value-type="string">
            <text:p>coil20</text:p>
          </table:table-cell>
          <table:table-cell table:style-name="ce26" office:value-type="string" calcext:value-type="string">
            <text:p>epileptic</text:p>
          </table:table-cell>
          <table:table-cell table:style-name="ce26" office:value-type="string" calcext:value-type="string">
            <text:p>fashion_mnist</text:p>
          </table:table-cell>
          <table:table-cell table:style-name="ce26" office:value-type="string" calcext:value-type="string">
            <text:p>fmd</text:p>
          </table:table-cell>
          <table:table-cell table:style-name="ce26" office:value-type="string" calcext:value-type="string">
            <text:p>har</text:p>
          </table:table-cell>
          <table:table-cell table:style-name="ce26" office:value-type="string" calcext:value-type="string">
            <text:p>hatespeech</text:p>
          </table:table-cell>
          <table:table-cell table:style-name="ce26" office:value-type="string" calcext:value-type="string">
            <text:p>hiva</text:p>
          </table:table-cell>
          <table:table-cell table:style-name="ce26" office:value-type="string" calcext:value-type="string">
            <text:p>imdb</text:p>
          </table:table-cell>
          <table:table-cell table:style-name="ce26" office:value-type="string" calcext:value-type="string">
            <text:p>orl</text:p>
          </table:table-cell>
          <table:table-cell table:style-name="ce26" office:value-type="string" calcext:value-type="string">
            <text:p>secom</text:p>
          </table:table-cell>
          <table:table-cell table:style-name="ce26" office:value-type="string" calcext:value-type="string">
            <text:p>seismic</text:p>
          </table:table-cell>
          <table:table-cell table:style-name="ce26" office:value-type="string" calcext:value-type="string">
            <text:p>sentiment</text:p>
          </table:table-cell>
          <table:table-cell table:style-name="ce26" office:value-type="string" calcext:value-type="string">
            <text:p>sms</text:p>
          </table:table-cell>
          <table:table-cell table:style-name="ce26" office:value-type="string" calcext:value-type="string">
            <text:p>spambase</text:p>
          </table:table-cell>
          <table:table-cell table:style-name="ce26" office:value-type="string" calcext:value-type="string">
            <text:p>svh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abular</text:p>
          </table:table-cell>
          <table:table-cell table:number-columns-repeated="2"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abular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number-columns-repeated="2" table:style-name="Default" office:value-type="string" calcext:value-type="string">
            <text:p>Tabular</text:p>
          </table:table-cell>
          <table:table-cell table:number-columns-repeated="3"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mage</text:p>
          </table:table-cell>
          <table:table-cell table:style-name="ce26" office:value-type="string" calcext:value-type="string">
            <text:p>Correlat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ew Dim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856" calcext:value-type="float">
            <text:p>856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784" calcext:value-type="float">
            <text:p>784</text:p>
          </table:table-cell>
          <table:table-cell table:style-name="Default" office:value-type="float" office:value="1536" calcext:value-type="float">
            <text:p>1536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17" calcext:value-type="float">
            <text:p>1617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 office:value-type="float" office:value="590" calcext:value-type="float">
            <text:p>59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024" calcext:value-type="float">
            <text:p>1024</text:p>
          </table:table-cell>
          <table:table-cell table:style-name="ce28" table:formula="of:=CORREL([.B3:.S3];[.B6:.S6])" office:value-type="float" office:value="-0.0905932939136587" calcext:value-type="float">
            <text:p>-0.090593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nt Dim</text:p>
          </table:table-cell>
          <table:table-cell office:value-type="float" office:value="0.0317460317460317" calcext:value-type="float">
            <text:p>0.031746</text:p>
          </table:table-cell>
          <table:table-cell office:value-type="float" office:value="0.0706380208333333" calcext:value-type="float">
            <text:p>0.070638</text:p>
          </table:table-cell>
          <table:table-cell office:value-type="float" office:value="0.320093457943925" calcext:value-type="float">
            <text:p>0.320093</text:p>
          </table:table-cell>
          <table:table-cell office:value-type="float" office:value="0.010498046875" calcext:value-type="float">
            <text:p>0.010498</text:p>
          </table:table-cell>
          <table:table-cell office:value-type="float" office:value="0.219101123595506" calcext:value-type="float">
            <text:p>0.219101</text:p>
          </table:table-cell>
          <table:table-cell office:value-type="float" office:value="0.238520408163265" calcext:value-type="float">
            <text:p>0.238520</text:p>
          </table:table-cell>
          <table:table-cell office:value-type="float" office:value="0.307291666666667" calcext:value-type="float">
            <text:p>0.307292</text:p>
          </table:table-cell>
          <table:table-cell office:value-type="float" office:value="0.119429590017825" calcext:value-type="float">
            <text:p>0.119430</text:p>
          </table:table-cell>
          <table:table-cell office:value-type="float" office:value="0.613" calcext:value-type="float">
            <text:p>0.613000</text:p>
          </table:table-cell>
          <table:table-cell office:value-type="float" office:value="0.249845392702536" calcext:value-type="float">
            <text:p>0.249845</text:p>
          </table:table-cell>
          <table:table-cell office:value-type="float" office:value="0.579" calcext:value-type="float">
            <text:p>0.579000</text:p>
          </table:table-cell>
          <table:table-cell office:value-type="float" office:value="0.000582298136645963" calcext:value-type="float">
            <text:p>0.000582</text:p>
          </table:table-cell>
          <table:table-cell office:value-type="float" office:value="0.0101694915254237" calcext:value-type="float">
            <text:p>0.010169</text:p>
          </table:table-cell>
          <table:table-cell office:value-type="float" office:value="0.0416666666666667" calcext:value-type="float">
            <text:p>0.041667</text:p>
          </table:table-cell>
          <table:table-cell office:value-type="float" office:value="0.808" calcext:value-type="float">
            <text:p>0.808000</text:p>
          </table:table-cell>
          <table:table-cell office:value-type="float" office:value="0.724" calcext:value-type="float">
            <text:p>0.724000</text:p>
          </table:table-cell>
          <table:table-cell office:value-type="float" office:value="0.0350877192982456" calcext:value-type="float">
            <text:p>0.035088</text:p>
          </table:table-cell>
          <table:table-cell office:value-type="float" office:value="0.873372395833333" calcext:value-type="float">
            <text:p>0.873372</text:p>
          </table:table-cell>
          <table:table-cell table:style-name="ce28" table:formula="of:=CORREL([.B4:.S4];[.B6:.S6])" office:value-type="float" office:value="-0.630389659031536" calcext:value-type="float">
            <text:p>-0.63039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parsity</text:p>
          </table:table-cell>
          <table:table-cell office:value-type="float" office:value="0.696252260251483" calcext:value-type="float">
            <text:p>0.696252</text:p>
          </table:table-cell>
          <table:table-cell office:value-type="float" office:value="0.00238388020833336" calcext:value-type="float">
            <text:p>0.002384</text:p>
          </table:table-cell>
          <table:table-cell office:value-type="float" office:value="0.992176142263759" calcext:value-type="float">
            <text:p>0.992176</text:p>
          </table:table-cell>
          <table:table-cell office:value-type="float" office:value="0.385786649915907" calcext:value-type="float">
            <text:p>0.385787</text:p>
          </table:table-cell>
          <table:table-cell office:value-type="float" office:value="0.00668588177821206" calcext:value-type="float">
            <text:p>0.006686</text:p>
          </table:table-cell>
          <table:table-cell office:value-type="float" office:value="0.502051403061224" calcext:value-type="float">
            <text:p>0.502051</text:p>
          </table:table-cell>
          <table:table-cell office:value-type="float" office:value="0.00954491077398867" calcext:value-type="float">
            <text:p>0.009545</text:p>
          </table:table-cell>
          <table:table-cell office:value-type="float" office:value="0.000134562678568262" calcext:value-type="float">
            <text:p>0.000135</text:p>
          </table:table-cell>
          <table:table-cell office:value-type="float" office:value="0.999263127950611" calcext:value-type="float">
            <text:p>0.999263</text:p>
          </table:table-cell>
          <table:table-cell office:value-type="float" office:value="0.909132888289492" calcext:value-type="float">
            <text:p>0.909133</text:p>
          </table:table-cell>
          <table:table-cell office:value-type="float" office:value="0.994487024" calcext:value-type="float">
            <text:p>0.994487</text:p>
          </table:table-cell>
          <table:table-cell office:value-type="float" office:value="0.900006308229814" calcext:value-type="float">
            <text:p>0.900006</text:p>
          </table:table-cell>
          <table:table-cell office:value-type="float" office:value="0.261707029517701" calcext:value-type="float">
            <text:p>0.261707</text:p>
          </table:table-cell>
          <table:table-cell office:value-type="float" office:value="0.588299793601651" calcext:value-type="float">
            <text:p>0.588300</text:p>
          </table:table-cell>
          <table:table-cell office:value-type="float" office:value="0.993635371179039" calcext:value-type="float">
            <text:p>0.993635</text:p>
          </table:table-cell>
          <table:table-cell office:value-type="float" office:value="0.994725412778177" calcext:value-type="float">
            <text:p>0.994725</text:p>
          </table:table-cell>
          <table:table-cell office:value-type="float" office:value="0.774149021761097" calcext:value-type="float">
            <text:p>0.774149</text:p>
          </table:table-cell>
          <table:table-cell office:value-type="float" office:value="0.000109297895593552" calcext:value-type="float">
            <text:p>0.000109</text:p>
          </table:table-cell>
          <table:table-cell table:style-name="ce28" table:formula="of:=CORREL([.B5:.S5];[.B6:.S6])" office:value-type="float" office:value="-0.289364691934539" calcext:value-type="float">
            <text:p>-0.289365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Avg Score</text:p>
          </table:table-cell>
          <table:table-cell table:style-name="ce28" table:formula="of:=AVERAGE([.B8:.B51])" office:value-type="float" office:value="0.749767312954545" calcext:value-type="float">
            <text:p>0.749767</text:p>
          </table:table-cell>
          <table:table-cell table:style-name="ce28" table:formula="of:=AVERAGE([.C8:.C51])" office:value-type="float" office:value="0.68456781" calcext:value-type="float">
            <text:p>0.684568</text:p>
          </table:table-cell>
          <table:table-cell table:style-name="ce28" table:formula="of:=AVERAGE([.D8:.D51])" office:value-type="float" office:value="0.641990778636364" calcext:value-type="float">
            <text:p>0.641991</text:p>
          </table:table-cell>
          <table:table-cell table:style-name="ce28" table:formula="of:=AVERAGE([.E8:.E51])" office:value-type="float" office:value="0.786771548863636" calcext:value-type="float">
            <text:p>0.786772</text:p>
          </table:table-cell>
          <table:table-cell table:style-name="ce28" table:formula="of:=AVERAGE([.F8:.F51])" office:value-type="float" office:value="0.635951498409091" calcext:value-type="float">
            <text:p>0.635951</text:p>
          </table:table-cell>
          <table:table-cell table:style-name="ce28" table:formula="of:=AVERAGE([.G8:.G51])" office:value-type="float" office:value="0.767338414772727" calcext:value-type="float">
            <text:p>0.767338</text:p>
          </table:table-cell>
          <table:table-cell table:style-name="ce28" table:formula="of:=AVERAGE([.H8:.H51])" office:value-type="float" office:value="0.651500998181818" calcext:value-type="float">
            <text:p>0.651501</text:p>
          </table:table-cell>
          <table:table-cell table:style-name="ce28" table:formula="of:=AVERAGE([.I8:.I51])" office:value-type="float" office:value="0.809972087727273" calcext:value-type="float">
            <text:p>0.809972</text:p>
          </table:table-cell>
          <table:table-cell table:style-name="ce28" table:formula="of:=AVERAGE([.J8:.J51])" office:value-type="float" office:value="0.645011200681818" calcext:value-type="float">
            <text:p>0.645011</text:p>
          </table:table-cell>
          <table:table-cell table:style-name="ce28" table:formula="of:=AVERAGE([.K8:.K51])" office:value-type="float" office:value="0.726629915681818" calcext:value-type="float">
            <text:p>0.726630</text:p>
          </table:table-cell>
          <table:table-cell table:style-name="ce28" table:formula="of:=AVERAGE([.L8:.L51])" office:value-type="float" office:value="0.571002753409091" calcext:value-type="float">
            <text:p>0.571003</text:p>
          </table:table-cell>
          <table:table-cell table:style-name="ce28" table:formula="of:=AVERAGE([.M8:.M51])" office:value-type="float" office:value="0.825682734090909" calcext:value-type="float">
            <text:p>0.825683</text:p>
          </table:table-cell>
          <table:table-cell table:style-name="ce28" table:formula="of:=AVERAGE([.N8:.N51])" office:value-type="float" office:value="0.748522138636364" calcext:value-type="float">
            <text:p>0.748522</text:p>
          </table:table-cell>
          <table:table-cell table:style-name="ce28" table:formula="of:=AVERAGE([.O8:.O51])" office:value-type="float" office:value="0.834408516363636" calcext:value-type="float">
            <text:p>0.834409</text:p>
          </table:table-cell>
          <table:table-cell table:style-name="ce28" table:formula="of:=AVERAGE([.P8:.P51])" office:value-type="float" office:value="0.590451071818182" calcext:value-type="float">
            <text:p>0.590451</text:p>
          </table:table-cell>
          <table:table-cell table:style-name="ce28" table:formula="of:=AVERAGE([.Q8:.Q51])" office:value-type="float" office:value="0.631769778636364" calcext:value-type="float">
            <text:p>0.631770</text:p>
          </table:table-cell>
          <table:table-cell table:style-name="ce28" table:formula="of:=AVERAGE([.R8:.R51])" office:value-type="float" office:value="0.673601015681818" calcext:value-type="float">
            <text:p>0.673601</text:p>
          </table:table-cell>
          <table:table-cell table:style-name="ce28" table:formula="of:=AVERAGE([.S8:.S51])" office:value-type="float" office:value="0.726989465227273" calcext:value-type="float">
            <text:p>0.726989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rojection_name</text:p>
          </table:table-cell>
          <table:table-cell table:style-name="ce26" office:value-type="string" calcext:value-type="string">
            <text:p>bank</text:p>
          </table:table-cell>
          <table:table-cell table:style-name="ce26" office:value-type="string" calcext:value-type="string">
            <text:p>cifar10</text:p>
          </table:table-cell>
          <table:table-cell table:style-name="ce26" office:value-type="string" calcext:value-type="string">
            <text:p>cnae9</text:p>
          </table:table-cell>
          <table:table-cell table:style-name="ce26" office:value-type="string" calcext:value-type="string">
            <text:p>coil20</text:p>
          </table:table-cell>
          <table:table-cell table:style-name="ce26" office:value-type="string" calcext:value-type="string">
            <text:p>epileptic</text:p>
          </table:table-cell>
          <table:table-cell table:style-name="ce26" office:value-type="string" calcext:value-type="string">
            <text:p>fashion_mnist</text:p>
          </table:table-cell>
          <table:table-cell table:style-name="ce26" office:value-type="string" calcext:value-type="string">
            <text:p>fmd</text:p>
          </table:table-cell>
          <table:table-cell table:style-name="ce26" office:value-type="string" calcext:value-type="string">
            <text:p>har</text:p>
          </table:table-cell>
          <table:table-cell table:style-name="ce26" office:value-type="string" calcext:value-type="string">
            <text:p>hatespeech</text:p>
          </table:table-cell>
          <table:table-cell table:style-name="ce26" office:value-type="string" calcext:value-type="string">
            <text:p>hiva</text:p>
          </table:table-cell>
          <table:table-cell table:style-name="ce26" office:value-type="string" calcext:value-type="string">
            <text:p>imdb</text:p>
          </table:table-cell>
          <table:table-cell table:style-name="ce26" office:value-type="string" calcext:value-type="string">
            <text:p>orl</text:p>
          </table:table-cell>
          <table:table-cell table:style-name="ce26" office:value-type="string" calcext:value-type="string">
            <text:p>secom</text:p>
          </table:table-cell>
          <table:table-cell table:style-name="ce26" office:value-type="string" calcext:value-type="string">
            <text:p>seismic</text:p>
          </table:table-cell>
          <table:table-cell table:style-name="ce26" office:value-type="string" calcext:value-type="string">
            <text:p>sentiment</text:p>
          </table:table-cell>
          <table:table-cell table:style-name="ce26" office:value-type="string" calcext:value-type="string">
            <text:p>sms</text:p>
          </table:table-cell>
          <table:table-cell table:style-name="ce26" office:value-type="string" calcext:value-type="string">
            <text:p>spambase</text:p>
          </table:table-cell>
          <table:table-cell table:style-name="ce26" office:value-type="string" calcext:value-type="string">
            <text:p>svhn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2</text:p>
          </table:table-cell>
          <table:table-cell table:style-name="ce26" office:value-type="string" calcext:value-type="string">
            <text:p>p3</text:p>
          </table:table-cell>
          <table:table-cell table:style-name="ce26" office:value-type="string" calcext:value-type="string">
            <text:p>p4</text:p>
          </table:table-cell>
          <table:table-cell table:style-name="ce26" office:value-type="string" calcext:value-type="string">
            <text:p>Avg Scor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.82757145" calcext:value-type="float">
            <text:p>0.827571</text:p>
          </table:table-cell>
          <table:table-cell office:value-type="float" office:value="0.72640294" calcext:value-type="float">
            <text:p>0.726403</text:p>
          </table:table-cell>
          <table:table-cell office:value-type="float" office:value="0.65032125" calcext:value-type="float">
            <text:p>0.650321</text:p>
          </table:table-cell>
          <table:table-cell office:value-type="float" office:value="0.8356115" calcext:value-type="float">
            <text:p>0.835612</text:p>
          </table:table-cell>
          <table:table-cell office:value-type="float" office:value="0.6880246" calcext:value-type="float">
            <text:p>0.688025</text:p>
          </table:table-cell>
          <table:table-cell office:value-type="float" office:value="0.83540505" calcext:value-type="float">
            <text:p>0.835405</text:p>
          </table:table-cell>
          <table:table-cell office:value-type="float" office:value="0.6898751" calcext:value-type="float">
            <text:p>0.689875</text:p>
          </table:table-cell>
          <table:table-cell office:value-type="float" office:value="0.8557024" calcext:value-type="float">
            <text:p>0.855702</text:p>
          </table:table-cell>
          <table:table-cell office:value-type="float" office:value="0.76277846" calcext:value-type="float">
            <text:p>0.762778</text:p>
          </table:table-cell>
          <table:table-cell office:value-type="float" office:value="0.7954633" calcext:value-type="float">
            <text:p>0.795463</text:p>
          </table:table-cell>
          <table:table-cell office:value-type="float" office:value="0.58909637" calcext:value-type="float">
            <text:p>0.589096</text:p>
          </table:table-cell>
          <table:table-cell office:value-type="float" office:value="0.96054775" calcext:value-type="float">
            <text:p>0.960548</text:p>
          </table:table-cell>
          <table:table-cell office:value-type="float" office:value="0.84272796" calcext:value-type="float">
            <text:p>0.842728</text:p>
          </table:table-cell>
          <table:table-cell office:value-type="float" office:value="0.93247557" calcext:value-type="float">
            <text:p>0.932476</text:p>
          </table:table-cell>
          <table:table-cell office:value-type="float" office:value="0.6512629" calcext:value-type="float">
            <text:p>0.651263</text:p>
          </table:table-cell>
          <table:table-cell office:value-type="float" office:value="0.7186973" calcext:value-type="float">
            <text:p>0.718697</text:p>
          </table:table-cell>
          <table:table-cell office:value-type="float" office:value="0.8315697" calcext:value-type="float">
            <text:p>0.831570</text:p>
          </table:table-cell>
          <table:table-cell office:value-type="float" office:value="0.75859934" calcext:value-type="float">
            <text:p>0.758599</text:p>
          </table:table-cell>
          <table:table-cell office:value-type="float" office:value="0.37920406" calcext:value-type="float">
            <text:p>0.379204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8:.S8])" office:value-type="float" office:value="0.775118496666667" calcext:value-type="float">
            <text:p>0.775118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0.8203961" calcext:value-type="float">
            <text:p>0.820396</text:p>
          </table:table-cell>
          <table:table-cell office:value-type="float" office:value="0.6541207" calcext:value-type="float">
            <text:p>0.654121</text:p>
          </table:table-cell>
          <table:table-cell office:value-type="float" office:value="0.6470409" calcext:value-type="float">
            <text:p>0.647041</text:p>
          </table:table-cell>
          <table:table-cell office:value-type="float" office:value="0.8063177" calcext:value-type="float">
            <text:p>0.806318</text:p>
          </table:table-cell>
          <table:table-cell office:value-type="float" office:value="0.6735643" calcext:value-type="float">
            <text:p>0.673564</text:p>
          </table:table-cell>
          <table:table-cell office:value-type="float" office:value="0.7528178" calcext:value-type="float">
            <text:p>0.752818</text:p>
          </table:table-cell>
          <table:table-cell office:value-type="float" office:value="0.6179601" calcext:value-type="float">
            <text:p>0.617960</text:p>
          </table:table-cell>
          <table:table-cell office:value-type="float" office:value="0.8120361" calcext:value-type="float">
            <text:p>0.812036</text:p>
          </table:table-cell>
          <table:table-cell office:value-type="float" office:value="0.71103144" calcext:value-type="float">
            <text:p>0.711031</text:p>
          </table:table-cell>
          <table:table-cell office:value-type="float" office:value="0" calcext:value-type="float">
            <text:p>0.000000</text:p>
          </table:table-cell>
          <table:table-cell office:value-type="float" office:value="0.5799386" calcext:value-type="float">
            <text:p>0.579939</text:p>
          </table:table-cell>
          <table:table-cell office:value-type="float" office:value="0.97061" calcext:value-type="float">
            <text:p>0.970610</text:p>
          </table:table-cell>
          <table:table-cell office:value-type="float" office:value="0.7866524" calcext:value-type="float">
            <text:p>0.786652</text:p>
          </table:table-cell>
          <table:table-cell office:value-type="float" office:value="0.92491484" calcext:value-type="float">
            <text:p>0.924915</text:p>
          </table:table-cell>
          <table:table-cell office:value-type="float" office:value="0.6591181" calcext:value-type="float">
            <text:p>0.659118</text:p>
          </table:table-cell>
          <table:table-cell office:value-type="float" office:value="0.7099132" calcext:value-type="float">
            <text:p>0.709913</text:p>
          </table:table-cell>
          <table:table-cell office:value-type="float" office:value="0.7688864" calcext:value-type="float">
            <text:p>0.768886</text:p>
          </table:table-cell>
          <table:table-cell office:value-type="float" office:value="0.67450804" calcext:value-type="float">
            <text:p>0.674508</text:p>
          </table:table-cell>
          <table:table-cell office:value-type="float" office:value="0.36515513" calcext:value-type="float">
            <text:p>0.365155</text:p>
          </table:table-cell>
          <table:table-cell office:value-type="float" office:value="0.34707898" calcext:value-type="float">
            <text:p>0.347079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9:.S9])" office:value-type="float" office:value="0.698323706666667" calcext:value-type="float">
            <text:p>0.698324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82037616" calcext:value-type="float">
            <text:p>0.820376</text:p>
          </table:table-cell>
          <table:table-cell office:value-type="float" office:value="0.7486697" calcext:value-type="float">
            <text:p>0.748670</text:p>
          </table:table-cell>
          <table:table-cell office:value-type="float" office:value="0.57403535" calcext:value-type="float">
            <text:p>0.574035</text:p>
          </table:table-cell>
          <table:table-cell office:value-type="float" office:value="0.8685451" calcext:value-type="float">
            <text:p>0.868545</text:p>
          </table:table-cell>
          <table:table-cell office:value-type="float" office:value="0.6854707" calcext:value-type="float">
            <text:p>0.685471</text:p>
          </table:table-cell>
          <table:table-cell office:value-type="float" office:value="0.8413675" calcext:value-type="float">
            <text:p>0.841368</text:p>
          </table:table-cell>
          <table:table-cell office:value-type="float" office:value="0.70888734" calcext:value-type="float">
            <text:p>0.708887</text:p>
          </table:table-cell>
          <table:table-cell office:value-type="float" office:value="0.8064674" calcext:value-type="float">
            <text:p>0.806467</text:p>
          </table:table-cell>
          <table:table-cell office:value-type="float" office:value="0.7026092" calcext:value-type="float">
            <text:p>0.702609</text:p>
          </table:table-cell>
          <table:table-cell office:value-type="float" office:value="0.78731656" calcext:value-type="float">
            <text:p>0.787317</text:p>
          </table:table-cell>
          <table:table-cell office:value-type="float" office:value="0.61391395" calcext:value-type="float">
            <text:p>0.613914</text:p>
          </table:table-cell>
          <table:table-cell office:value-type="float" office:value="0.92072374" calcext:value-type="float">
            <text:p>0.920724</text:p>
          </table:table-cell>
          <table:table-cell office:value-type="float" office:value="0.632602" calcext:value-type="float">
            <text:p>0.632602</text:p>
          </table:table-cell>
          <table:table-cell office:value-type="float" office:value="0.7846848" calcext:value-type="float">
            <text:p>0.784685</text:p>
          </table:table-cell>
          <table:table-cell office:value-type="float" office:value="0.68198943" calcext:value-type="float">
            <text:p>0.681989</text:p>
          </table:table-cell>
          <table:table-cell office:value-type="float" office:value="0.6327468" calcext:value-type="float">
            <text:p>0.632747</text:p>
          </table:table-cell>
          <table:table-cell office:value-type="float" office:value="0.76707286" calcext:value-type="float">
            <text:p>0.767073</text:p>
          </table:table-cell>
          <table:table-cell office:value-type="float" office:value="0.7543606" calcext:value-type="float">
            <text:p>0.754361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10:.S10])" office:value-type="float" office:value="0.740657732777778" calcext:value-type="float">
            <text:p>0.740658</text:p>
          </table:table-cell>
        </table:table-row>
        <table:table-row table:style-name="ro1">
          <table:table-cell office:value-type="string" calcext:value-type="string">
            <text:p>FMAP</text:p>
          </table:table-cell>
          <table:table-cell office:value-type="float" office:value="0.790241" calcext:value-type="float">
            <text:p>0.790241</text:p>
          </table:table-cell>
          <table:table-cell office:value-type="float" office:value="0.74217653" calcext:value-type="float">
            <text:p>0.742177</text:p>
          </table:table-cell>
          <table:table-cell office:value-type="float" office:value="0.61345166" calcext:value-type="float">
            <text:p>0.613452</text:p>
          </table:table-cell>
          <table:table-cell office:value-type="float" office:value="0.8218993" calcext:value-type="float">
            <text:p>0.821899</text:p>
          </table:table-cell>
          <table:table-cell office:value-type="float" office:value="0.6667088" calcext:value-type="float">
            <text:p>0.666709</text:p>
          </table:table-cell>
          <table:table-cell office:value-type="float" office:value="0.82423836" calcext:value-type="float">
            <text:p>0.824238</text:p>
          </table:table-cell>
          <table:table-cell office:value-type="float" office:value="0.6446558" calcext:value-type="float">
            <text:p>0.644656</text:p>
          </table:table-cell>
          <table:table-cell office:value-type="float" office:value="0.86432666" calcext:value-type="float">
            <text:p>0.864327</text:p>
          </table:table-cell>
          <table:table-cell office:value-type="float" office:value="0.6860179" calcext:value-type="float">
            <text:p>0.686018</text:p>
          </table:table-cell>
          <table:table-cell office:value-type="float" office:value="0.74591666" calcext:value-type="float">
            <text:p>0.745917</text:p>
          </table:table-cell>
          <table:table-cell office:value-type="float" office:value="0.5654916" calcext:value-type="float">
            <text:p>0.565492</text:p>
          </table:table-cell>
          <table:table-cell office:value-type="float" office:value="0.9762913" calcext:value-type="float">
            <text:p>0.976291</text:p>
          </table:table-cell>
          <table:table-cell office:value-type="float" office:value="0.77519" calcext:value-type="float">
            <text:p>0.775190</text:p>
          </table:table-cell>
          <table:table-cell office:value-type="float" office:value="0.87851214" calcext:value-type="float">
            <text:p>0.878512</text:p>
          </table:table-cell>
          <table:table-cell office:value-type="float" office:value="0.55852485" calcext:value-type="float">
            <text:p>0.558525</text:p>
          </table:table-cell>
          <table:table-cell office:value-type="float" office:value="0.6675653" calcext:value-type="float">
            <text:p>0.667565</text:p>
          </table:table-cell>
          <table:table-cell office:value-type="float" office:value="0.74725336" calcext:value-type="float">
            <text:p>0.747253</text:p>
          </table:table-cell>
          <table:table-cell office:value-type="float" office:value="0.772278" calcext:value-type="float">
            <text:p>0.772278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11:.S11])" office:value-type="float" office:value="0.741152178888889" calcext:value-type="float">
            <text:p>0.741152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office:value-type="float" office:value="0.5779668" calcext:value-type="float">
            <text:p>0.577967</text:p>
          </table:table-cell>
          <table:table-cell office:value-type="float" office:value="0.48797163" calcext:value-type="float">
            <text:p>0.487972</text:p>
          </table:table-cell>
          <table:table-cell office:value-type="float" office:value="0.46570745" calcext:value-type="float">
            <text:p>0.465707</text:p>
          </table:table-cell>
          <table:table-cell office:value-type="float" office:value="0" calcext:value-type="float">
            <text:p>0.000000</text:p>
          </table:table-cell>
          <table:table-cell office:value-type="float" office:value="0.4812099" calcext:value-type="float">
            <text:p>0.481210</text:p>
          </table:table-cell>
          <table:table-cell office:value-type="float" office:value="0.47220677" calcext:value-type="float">
            <text:p>0.472207</text:p>
          </table:table-cell>
          <table:table-cell office:value-type="float" office:value="0.5109234" calcext:value-type="float">
            <text:p>0.510923</text:p>
          </table:table-cell>
          <table:table-cell office:value-type="float" office:value="0.4894121" calcext:value-type="float">
            <text:p>0.489412</text:p>
          </table:table-cell>
          <table:table-cell office:value-type="float" office:value="0.54638904" calcext:value-type="float">
            <text:p>0.546389</text:p>
          </table:table-cell>
          <table:table-cell office:value-type="float" office:value="0.6065394" calcext:value-type="float">
            <text:p>0.606539</text:p>
          </table:table-cell>
          <table:table-cell office:value-type="float" office:value="0.51384735" calcext:value-type="float">
            <text:p>0.513847</text:p>
          </table:table-cell>
          <table:table-cell office:value-type="float" office:value="0.77805555" calcext:value-type="float">
            <text:p>0.778056</text:p>
          </table:table-cell>
          <table:table-cell office:value-type="float" office:value="0.61767787" calcext:value-type="float">
            <text:p>0.617678</text:p>
          </table:table-cell>
          <table:table-cell office:value-type="float" office:value="0.59511244" calcext:value-type="float">
            <text:p>0.595112</text:p>
          </table:table-cell>
          <table:table-cell office:value-type="float" office:value="0" calcext:value-type="float">
            <text:p>0.000000</text:p>
          </table:table-cell>
          <table:table-cell office:value-type="float" office:value="0.5766936" calcext:value-type="float">
            <text:p>0.576694</text:p>
          </table:table-cell>
          <table:table-cell office:value-type="float" office:value="0.55916303" calcext:value-type="float">
            <text:p>0.559163</text:p>
          </table:table-cell>
          <table:table-cell office:value-type="float" office:value="0.5037348" calcext:value-type="float">
            <text:p>0.503735</text:p>
          </table:table-cell>
          <table:table-cell office:value-type="float" office:value="0.26229602" calcext:value-type="float">
            <text:p>0.262296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12:.S12])" office:value-type="float" office:value="0.487922840555556" calcext:value-type="float">
            <text:p>0.487923</text:p>
          </table:table-cell>
        </table:table-row>
        <table:table-row table:style-name="ro1">
          <table:table-cell office:value-type="string" calcext:value-type="string">
            <text:p>GPLVM</text:p>
          </table:table-cell>
          <table:table-cell office:value-type="float" office:value="0.82459384" calcext:value-type="float">
            <text:p>0.824594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81294" calcext:value-type="float">
            <text:p>0.700813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722523" calcext:value-type="float">
            <text:p>0.677225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1526" calcext:value-type="float">
            <text:p>0.70011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097116" calcext:value-type="float">
            <text:p>0.709712</text:p>
          </table:table-cell>
          <table:table-cell office:value-type="float" office:value="0.798413" calcext:value-type="float">
            <text:p>0.798413</text:p>
          </table:table-cell>
          <table:table-cell office:value-type="float" office:value="0.5425217" calcext:value-type="float">
            <text:p>0.542522</text:p>
          </table:table-cell>
          <table:table-cell office:value-type="float" office:value="0.9807924" calcext:value-type="float">
            <text:p>0.980792</text:p>
          </table:table-cell>
          <table:table-cell office:value-type="float" office:value="0.8562024" calcext:value-type="float">
            <text:p>0.856202</text:p>
          </table:table-cell>
          <table:table-cell office:value-type="float" office:value="0.932264" calcext:value-type="float">
            <text:p>0.932264</text:p>
          </table:table-cell>
          <table:table-cell office:value-type="float" office:value="0.6587374" calcext:value-type="float">
            <text:p>0.658737</text:p>
          </table:table-cell>
          <table:table-cell office:value-type="float" office:value="0.71730024" calcext:value-type="float">
            <text:p>0.717300</text:p>
          </table:table-cell>
          <table:table-cell office:value-type="float" office:value="0.787294" calcext:value-type="float">
            <text:p>0.787294</text:p>
          </table:table-cell>
          <table:table-cell office:value-type="float" office:value="0.7811801" calcext:value-type="float">
            <text:p>0.781180</text:p>
          </table:table-cell>
          <table:table-cell office:value-type="float" office:value="0.215292" calcext:value-type="float">
            <text:p>0.215292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13:.S13])" office:value-type="float" office:value="0.776941133888889" calcext:value-type="float">
            <text:p>0.776941</text:p>
          </table:table-cell>
        </table:table-row>
        <table:table-row table:style-name="ro1">
          <table:table-cell office:value-type="string" calcext:value-type="string">
            <text:p>F-ICA</text:p>
          </table:table-cell>
          <table:table-cell office:value-type="float" office:value="0.8228305" calcext:value-type="float">
            <text:p>0.822831</text:p>
          </table:table-cell>
          <table:table-cell office:value-type="float" office:value="0.7496469" calcext:value-type="float">
            <text:p>0.749647</text:p>
          </table:table-cell>
          <table:table-cell office:value-type="float" office:value="0.70050544" calcext:value-type="float">
            <text:p>0.700505</text:p>
          </table:table-cell>
          <table:table-cell office:value-type="float" office:value="0.8526317" calcext:value-type="float">
            <text:p>0.852632</text:p>
          </table:table-cell>
          <table:table-cell office:value-type="float" office:value="0.6773725" calcext:value-type="float">
            <text:p>0.677373</text:p>
          </table:table-cell>
          <table:table-cell office:value-type="float" office:value="0.8449245" calcext:value-type="float">
            <text:p>0.844925</text:p>
          </table:table-cell>
          <table:table-cell office:value-type="float" office:value="0.7085041" calcext:value-type="float">
            <text:p>0.708504</text:p>
          </table:table-cell>
          <table:table-cell office:value-type="float" office:value="0.82631856" calcext:value-type="float">
            <text:p>0.826319</text:p>
          </table:table-cell>
          <table:table-cell office:value-type="float" office:value="0.7123661" calcext:value-type="float">
            <text:p>0.712366</text:p>
          </table:table-cell>
          <table:table-cell office:value-type="float" office:value="0.79766077" calcext:value-type="float">
            <text:p>0.797661</text:p>
          </table:table-cell>
          <table:table-cell office:value-type="float" office:value="0.54039097" calcext:value-type="float">
            <text:p>0.540391</text:p>
          </table:table-cell>
          <table:table-cell office:value-type="float" office:value="0.9216342" calcext:value-type="float">
            <text:p>0.921634</text:p>
          </table:table-cell>
          <table:table-cell office:value-type="float" office:value="0.8501564" calcext:value-type="float">
            <text:p>0.850156</text:p>
          </table:table-cell>
          <table:table-cell office:value-type="float" office:value="0.93296945" calcext:value-type="float">
            <text:p>0.932969</text:p>
          </table:table-cell>
          <table:table-cell office:value-type="float" office:value="0.6596239" calcext:value-type="float">
            <text:p>0.659624</text:p>
          </table:table-cell>
          <table:table-cell office:value-type="float" office:value="0.7172859" calcext:value-type="float">
            <text:p>0.717286</text:p>
          </table:table-cell>
          <table:table-cell office:value-type="float" office:value="0.78954345" calcext:value-type="float">
            <text:p>0.789543</text:p>
          </table:table-cell>
          <table:table-cell office:value-type="float" office:value="0.75203645" calcext:value-type="float">
            <text:p>0.752036</text:p>
          </table:table-cell>
          <table:table-cell office:value-type="float" office:value="0.31119904" calcext:value-type="float">
            <text:p>0.311199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14:.S14])" office:value-type="float" office:value="0.769800099444444" calcext:value-type="float">
            <text:p>0.769800</text:p>
          </table:table-cell>
        </table:table-row>
        <table:table-row table:style-name="ro1">
          <table:table-cell office:value-type="string" calcext:value-type="string">
            <text:p>IDMAP</text:p>
          </table:table-cell>
          <table:table-cell office:value-type="float" office:value="0.8460166" calcext:value-type="float">
            <text:p>0.846017</text:p>
          </table:table-cell>
          <table:table-cell office:value-type="float" office:value="0.76470715" calcext:value-type="float">
            <text:p>0.764707</text:p>
          </table:table-cell>
          <table:table-cell office:value-type="float" office:value="0.74451554" calcext:value-type="float">
            <text:p>0.744516</text:p>
          </table:table-cell>
          <table:table-cell office:value-type="float" office:value="0.8723398" calcext:value-type="float">
            <text:p>0.872340</text:p>
          </table:table-cell>
          <table:table-cell office:value-type="float" office:value="0.78060377" calcext:value-type="float">
            <text:p>0.780604</text:p>
          </table:table-cell>
          <table:table-cell office:value-type="float" office:value="0.8554806" calcext:value-type="float">
            <text:p>0.855481</text:p>
          </table:table-cell>
          <table:table-cell office:value-type="float" office:value="0.7168281" calcext:value-type="float">
            <text:p>0.716828</text:p>
          </table:table-cell>
          <table:table-cell office:value-type="float" office:value="0.9021686" calcext:value-type="float">
            <text:p>0.902169</text:p>
          </table:table-cell>
          <table:table-cell office:value-type="float" office:value="0.7819657" calcext:value-type="float">
            <text:p>0.781966</text:p>
          </table:table-cell>
          <table:table-cell office:value-type="float" office:value="0.8348779" calcext:value-type="float">
            <text:p>0.834878</text:p>
          </table:table-cell>
          <table:table-cell office:value-type="float" office:value="0.67306435" calcext:value-type="float">
            <text:p>0.673064</text:p>
          </table:table-cell>
          <table:table-cell office:value-type="float" office:value="0.98229563" calcext:value-type="float">
            <text:p>0.982296</text:p>
          </table:table-cell>
          <table:table-cell office:value-type="float" office:value="0.8677761" calcext:value-type="float">
            <text:p>0.867776</text:p>
          </table:table-cell>
          <table:table-cell office:value-type="float" office:value="0.93636906" calcext:value-type="float">
            <text:p>0.936369</text:p>
          </table:table-cell>
          <table:table-cell office:value-type="float" office:value="0.72088003" calcext:value-type="float">
            <text:p>0.720880</text:p>
          </table:table-cell>
          <table:table-cell office:value-type="float" office:value="0.7810857" calcext:value-type="float">
            <text:p>0.781086</text:p>
          </table:table-cell>
          <table:table-cell office:value-type="float" office:value="0.85971576" calcext:value-type="float">
            <text:p>0.859716</text:p>
          </table:table-cell>
          <table:table-cell office:value-type="float" office:value="0.78794354" calcext:value-type="float">
            <text:p>0.787944</text:p>
          </table:table-cell>
          <table:table-cell office:value-type="float" office:value="0.15954863" calcext:value-type="float">
            <text:p>0.159549</text:p>
          </table:table-cell>
          <table:table-cell office:value-type="float" office:value="0.4157293" calcext:value-type="float">
            <text:p>0.415729</text:p>
          </table:table-cell>
          <table:table-cell office:value-type="float" office:value="0.48749754" calcext:value-type="float">
            <text:p>0.487498</text:p>
          </table:table-cell>
          <table:table-cell office:value-type="float" office:value="0" calcext:value-type="float">
            <text:p>0.000000</text:p>
          </table:table-cell>
          <table:table-cell table:formula="of:=AVERAGE([.B15:.S15])" office:value-type="float" office:value="0.817146329444445" calcext:value-type="float">
            <text:p>0.817146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0.82056385" calcext:value-type="float">
            <text:p>0.820564</text:p>
          </table:table-cell>
          <table:table-cell office:value-type="float" office:value="0.75345093" calcext:value-type="float">
            <text:p>0.753451</text:p>
          </table:table-cell>
          <table:table-cell office:value-type="float" office:value="0.70410824" calcext:value-type="float">
            <text:p>0.704108</text:p>
          </table:table-cell>
          <table:table-cell office:value-type="float" office:value="0.79465616" calcext:value-type="float">
            <text:p>0.794656</text:p>
          </table:table-cell>
          <table:table-cell office:value-type="float" office:value="0.6875127" calcext:value-type="float">
            <text:p>0.687513</text:p>
          </table:table-cell>
          <table:table-cell office:value-type="float" office:value="0.84149766" calcext:value-type="float">
            <text:p>0.841498</text:p>
          </table:table-cell>
          <table:table-cell office:value-type="float" office:value="0.7227886" calcext:value-type="float">
            <text:p>0.722789</text:p>
          </table:table-cell>
          <table:table-cell office:value-type="float" office:value="0.88242346" calcext:value-type="float">
            <text:p>0.882423</text:p>
          </table:table-cell>
          <table:table-cell office:value-type="float" office:value="0.71348697" calcext:value-type="float">
            <text:p>0.713487</text:p>
          </table:table-cell>
          <table:table-cell office:value-type="float" office:value="0.79003966" calcext:value-type="float">
            <text:p>0.790040</text:p>
          </table:table-cell>
          <table:table-cell office:value-type="float" office:value="0.55122125" calcext:value-type="float">
            <text:p>0.551221</text:p>
          </table:table-cell>
          <table:table-cell office:value-type="float" office:value="0.742287" calcext:value-type="float">
            <text:p>0.742287</text:p>
          </table:table-cell>
          <table:table-cell office:value-type="float" office:value="0.84454" calcext:value-type="float">
            <text:p>0.844540</text:p>
          </table:table-cell>
          <table:table-cell office:value-type="float" office:value="0.8875404" calcext:value-type="float">
            <text:p>0.887540</text:p>
          </table:table-cell>
          <table:table-cell office:value-type="float" office:value="0.6891879" calcext:value-type="float">
            <text:p>0.689188</text:p>
          </table:table-cell>
          <table:table-cell office:value-type="float" office:value="0.56989056" calcext:value-type="float">
            <text:p>0.569891</text:p>
          </table:table-cell>
          <table:table-cell office:value-type="float" office:value="0.7998646" calcext:value-type="float">
            <text:p>0.799865</text:p>
          </table:table-cell>
          <table:table-cell office:value-type="float" office:value="0.77753305" calcext:value-type="float">
            <text:p>0.777533</text:p>
          </table:table-cell>
          <table:table-cell office:value-type="float" office:value="0.26617175" calcext:value-type="float">
            <text:p>0.266172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16:.S16])" office:value-type="float" office:value="0.754032943888889" calcext:value-type="float">
            <text:p>0.754033</text:p>
          </table:table-cell>
        </table:table-row>
        <table:table-row table:style-name="ro1">
          <table:table-cell office:value-type="string" calcext:value-type="string">
            <text:p>L-ISO</text:p>
          </table:table-cell>
          <table:table-cell office:value-type="float" office:value="0.8004295" calcext:value-type="float">
            <text:p>0.800430</text:p>
          </table:table-cell>
          <table:table-cell office:value-type="float" office:value="0.75427896" calcext:value-type="float">
            <text:p>0.754279</text:p>
          </table:table-cell>
          <table:table-cell office:value-type="float" office:value="0.6968471" calcext:value-type="float">
            <text:p>0.696847</text:p>
          </table:table-cell>
          <table:table-cell office:value-type="float" office:value="0.81784964" calcext:value-type="float">
            <text:p>0.817850</text:p>
          </table:table-cell>
          <table:table-cell office:value-type="float" office:value="0.6690008" calcext:value-type="float">
            <text:p>0.669001</text:p>
          </table:table-cell>
          <table:table-cell office:value-type="float" office:value="0.8460812" calcext:value-type="float">
            <text:p>0.846081</text:p>
          </table:table-cell>
          <table:table-cell office:value-type="float" office:value="0.7114842" calcext:value-type="float">
            <text:p>0.711484</text:p>
          </table:table-cell>
          <table:table-cell office:value-type="float" office:value="0.8660662" calcext:value-type="float">
            <text:p>0.866066</text:p>
          </table:table-cell>
          <table:table-cell office:value-type="float" office:value="0.6981367" calcext:value-type="float">
            <text:p>0.698137</text:p>
          </table:table-cell>
          <table:table-cell office:value-type="float" office:value="0.78215635" calcext:value-type="float">
            <text:p>0.782156</text:p>
          </table:table-cell>
          <table:table-cell office:value-type="float" office:value="0.60835785" calcext:value-type="float">
            <text:p>0.608358</text:p>
          </table:table-cell>
          <table:table-cell office:value-type="float" office:value="0.76197207" calcext:value-type="float">
            <text:p>0.761972</text:p>
          </table:table-cell>
          <table:table-cell office:value-type="float" office:value="0.8394583" calcext:value-type="float">
            <text:p>0.839458</text:p>
          </table:table-cell>
          <table:table-cell office:value-type="float" office:value="0.86322844" calcext:value-type="float">
            <text:p>0.863228</text:p>
          </table:table-cell>
          <table:table-cell office:value-type="float" office:value="0.6395331" calcext:value-type="float">
            <text:p>0.639533</text:p>
          </table:table-cell>
          <table:table-cell office:value-type="float" office:value="0.62488884" calcext:value-type="float">
            <text:p>0.624889</text:p>
          </table:table-cell>
          <table:table-cell office:value-type="float" office:value="0.7938371" calcext:value-type="float">
            <text:p>0.793837</text:p>
          </table:table-cell>
          <table:table-cell office:value-type="float" office:value="0.77404106" calcext:value-type="float">
            <text:p>0.774041</text:p>
          </table:table-cell>
          <table:table-cell office:value-type="float" office:value="0.42675138" calcext:value-type="float">
            <text:p>0.426751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17:.S17])" office:value-type="float" office:value="0.752647078333333" calcext:value-type="float">
            <text:p>0.752647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.8342514" calcext:value-type="float">
            <text:p>0.834251</text:p>
          </table:table-cell>
          <table:table-cell office:value-type="float" office:value="0.7513176" calcext:value-type="float">
            <text:p>0.751318</text:p>
          </table:table-cell>
          <table:table-cell office:value-type="float" office:value="0.7066238" calcext:value-type="float">
            <text:p>0.706624</text:p>
          </table:table-cell>
          <table:table-cell office:value-type="float" office:value="0.86768496" calcext:value-type="float">
            <text:p>0.867685</text:p>
          </table:table-cell>
          <table:table-cell office:value-type="float" office:value="0.6996616" calcext:value-type="float">
            <text:p>0.699662</text:p>
          </table:table-cell>
          <table:table-cell office:value-type="float" office:value="0.8528572" calcext:value-type="float">
            <text:p>0.852857</text:p>
          </table:table-cell>
          <table:table-cell office:value-type="float" office:value="0.68912816" calcext:value-type="float">
            <text:p>0.689128</text:p>
          </table:table-cell>
          <table:table-cell office:value-type="float" office:value="0.89986205" calcext:value-type="float">
            <text:p>0.899862</text:p>
          </table:table-cell>
          <table:table-cell office:value-type="float" office:value="0.70797276" calcext:value-type="float">
            <text:p>0.707973</text:p>
          </table:table-cell>
          <table:table-cell office:value-type="float" office:value="0.8005166" calcext:value-type="float">
            <text:p>0.800517</text:p>
          </table:table-cell>
          <table:table-cell office:value-type="float" office:value="0.57283" calcext:value-type="float">
            <text:p>0.572830</text:p>
          </table:table-cell>
          <table:table-cell office:value-type="float" office:value="0.98054254" calcext:value-type="float">
            <text:p>0.980543</text:p>
          </table:table-cell>
          <table:table-cell office:value-type="float" office:value="0.8715444" calcext:value-type="float">
            <text:p>0.871544</text:p>
          </table:table-cell>
          <table:table-cell office:value-type="float" office:value="0.93792415" calcext:value-type="float">
            <text:p>0.937924</text:p>
          </table:table-cell>
          <table:table-cell office:value-type="float" office:value="0.66378766" calcext:value-type="float">
            <text:p>0.663788</text:p>
          </table:table-cell>
          <table:table-cell office:value-type="float" office:value="0.71957034" calcext:value-type="float">
            <text:p>0.719570</text:p>
          </table:table-cell>
          <table:table-cell office:value-type="float" office:value="0.832808" calcext:value-type="float">
            <text:p>0.832808</text:p>
          </table:table-cell>
          <table:table-cell office:value-type="float" office:value="0.7838904" calcext:value-type="float">
            <text:p>0.783890</text:p>
          </table:table-cell>
          <table:table-cell office:value-type="float" office:value="0.15954863" calcext:value-type="float">
            <text:p>0.159549</text:p>
          </table:table-cell>
          <table:table-cell office:value-type="float" office:value="0.45811826" calcext:value-type="float">
            <text:p>0.458118</text:p>
          </table:table-cell>
          <table:table-cell office:value-type="float" office:value="0.4999995" calcext:value-type="float">
            <text:p>0.500000</text:p>
          </table:table-cell>
          <table:table-cell office:value-type="float" office:value="0" calcext:value-type="float">
            <text:p>0.000000</text:p>
          </table:table-cell>
          <table:table-cell table:formula="of:=AVERAGE([.B18:.S18])" office:value-type="float" office:value="0.787376312222222" calcext:value-type="float">
            <text:p>0.78737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.82712644" calcext:value-type="float">
            <text:p>0.827126</text:p>
          </table:table-cell>
          <table:table-cell office:value-type="float" office:value="0.7305117" calcext:value-type="float">
            <text:p>0.730512</text:p>
          </table:table-cell>
          <table:table-cell office:value-type="float" office:value="0.6337401" calcext:value-type="float">
            <text:p>0.633740</text:p>
          </table:table-cell>
          <table:table-cell office:value-type="float" office:value="0.8269504" calcext:value-type="float">
            <text:p>0.826950</text:p>
          </table:table-cell>
          <table:table-cell office:value-type="float" office:value="0.52169675" calcext:value-type="float">
            <text:p>0.521697</text:p>
          </table:table-cell>
          <table:table-cell office:value-type="float" office:value="0.8317135" calcext:value-type="float">
            <text:p>0.831714</text:p>
          </table:table-cell>
          <table:table-cell office:value-type="float" office:value="0.68291366" calcext:value-type="float">
            <text:p>0.682914</text:p>
          </table:table-cell>
          <table:table-cell office:value-type="float" office:value="0.75520116" calcext:value-type="float">
            <text:p>0.755201</text:p>
          </table:table-cell>
          <table:table-cell office:value-type="float" office:value="0.71473163" calcext:value-type="float">
            <text:p>0.714732</text:p>
          </table:table-cell>
          <table:table-cell office:value-type="float" office:value="0.78095335" calcext:value-type="float">
            <text:p>0.780953</text:p>
          </table:table-cell>
          <table:table-cell office:value-type="float" office:value="0.62044" calcext:value-type="float">
            <text:p>0.620440</text:p>
          </table:table-cell>
          <table:table-cell office:value-type="float" office:value="0.6708911" calcext:value-type="float">
            <text:p>0.670891</text:p>
          </table:table-cell>
          <table:table-cell office:value-type="float" office:value="0.807636" calcext:value-type="float">
            <text:p>0.807636</text:p>
          </table:table-cell>
          <table:table-cell office:value-type="float" office:value="0.8461421" calcext:value-type="float">
            <text:p>0.846142</text:p>
          </table:table-cell>
          <table:table-cell office:value-type="float" office:value="0.60944575" calcext:value-type="float">
            <text:p>0.609446</text:p>
          </table:table-cell>
          <table:table-cell office:value-type="float" office:value="0.6480427" calcext:value-type="float">
            <text:p>0.648043</text:p>
          </table:table-cell>
          <table:table-cell office:value-type="float" office:value="0.7408873" calcext:value-type="float">
            <text:p>0.740887</text:p>
          </table:table-cell>
          <table:table-cell office:value-type="float" office:value="0.7162885" calcext:value-type="float">
            <text:p>0.716289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19:.S19])" office:value-type="float" office:value="0.720295118888889" calcext:value-type="float">
            <text:p>0.720295</text:p>
          </table:table-cell>
        </table:table-row>
        <table:table-row table:style-name="ro1">
          <table:table-cell office:value-type="string" calcext:value-type="string">
            <text:p>LLC</text:p>
          </table:table-cell>
          <table:table-cell office:value-type="float" office:value="0.80599684" calcext:value-type="float">
            <text:p>0.805997</text:p>
          </table:table-cell>
          <table:table-cell office:value-type="float" office:value="0.74681497" calcext:value-type="float">
            <text:p>0.746815</text:p>
          </table:table-cell>
          <table:table-cell office:value-type="float" office:value="0.7296031" calcext:value-type="float">
            <text:p>0.729603</text:p>
          </table:table-cell>
          <table:table-cell office:value-type="float" office:value="0.80296326" calcext:value-type="float">
            <text:p>0.802963</text:p>
          </table:table-cell>
          <table:table-cell office:value-type="float" office:value="0.71444196" calcext:value-type="float">
            <text:p>0.714442</text:p>
          </table:table-cell>
          <table:table-cell office:value-type="float" office:value="0.85045326" calcext:value-type="float">
            <text:p>0.850453</text:p>
          </table:table-cell>
          <table:table-cell office:value-type="float" office:value="0.6918382" calcext:value-type="float">
            <text:p>0.691838</text:p>
          </table:table-cell>
          <table:table-cell office:value-type="float" office:value="0.8317109" calcext:value-type="float">
            <text:p>0.831711</text:p>
          </table:table-cell>
          <table:table-cell office:value-type="float" office:value="0.7341283" calcext:value-type="float">
            <text:p>0.734128</text:p>
          </table:table-cell>
          <table:table-cell office:value-type="float" office:value="0.78689754" calcext:value-type="float">
            <text:p>0.786898</text:p>
          </table:table-cell>
          <table:table-cell office:value-type="float" office:value="0.6115202" calcext:value-type="float">
            <text:p>0.611520</text:p>
          </table:table-cell>
          <table:table-cell office:value-type="float" office:value="0.9095509" calcext:value-type="float">
            <text:p>0.909551</text:p>
          </table:table-cell>
          <table:table-cell office:value-type="float" office:value="0.8369197" calcext:value-type="float">
            <text:p>0.836920</text:p>
          </table:table-cell>
          <table:table-cell office:value-type="float" office:value="0.85975415" calcext:value-type="float">
            <text:p>0.859754</text:p>
          </table:table-cell>
          <table:table-cell office:value-type="float" office:value="0.68281937" calcext:value-type="float">
            <text:p>0.682819</text:p>
          </table:table-cell>
          <table:table-cell office:value-type="float" office:value="0.7136372" calcext:value-type="float">
            <text:p>0.713637</text:p>
          </table:table-cell>
          <table:table-cell office:value-type="float" office:value="0.7609588" calcext:value-type="float">
            <text:p>0.760959</text:p>
          </table:table-cell>
          <table:table-cell office:value-type="float" office:value="0.7549914" calcext:value-type="float">
            <text:p>0.754991</text:p>
          </table:table-cell>
          <table:table-cell office:value-type="float" office:value="0.3065756" calcext:value-type="float">
            <text:p>0.306576</text:p>
          </table:table-cell>
          <table:table-cell office:value-type="float" office:value="0.48749778" calcext:value-type="float">
            <text:p>0.487498</text:p>
          </table:table-cell>
          <table:table-cell office:value-type="float" office:value="0.41573554" calcext:value-type="float">
            <text:p>0.415736</text:p>
          </table:table-cell>
          <table:table-cell office:value-type="float" office:value="0" calcext:value-type="float">
            <text:p>0.000000</text:p>
          </table:table-cell>
          <table:table-cell table:formula="of:=AVERAGE([.B20:.S20])" office:value-type="float" office:value="0.768055558333333" calcext:value-type="float">
            <text:p>0.768056</text:p>
          </table:table-cell>
        </table:table-row>
        <table:table-row table:style-name="ro1">
          <table:table-cell office:value-type="string" calcext:value-type="string">
            <text:p>LLE</text:p>
          </table:table-cell>
          <table:table-cell office:value-type="float" office:value="0.7732106" calcext:value-type="float">
            <text:p>0.773211</text:p>
          </table:table-cell>
          <table:table-cell office:value-type="float" office:value="0.67122495" calcext:value-type="float">
            <text:p>0.671225</text:p>
          </table:table-cell>
          <table:table-cell office:value-type="float" office:value="0.6897951" calcext:value-type="float">
            <text:p>0.689795</text:p>
          </table:table-cell>
          <table:table-cell office:value-type="float" office:value="0.8259947" calcext:value-type="float">
            <text:p>0.825995</text:p>
          </table:table-cell>
          <table:table-cell office:value-type="float" office:value="0.65907913" calcext:value-type="float">
            <text:p>0.659079</text:p>
          </table:table-cell>
          <table:table-cell office:value-type="float" office:value="0.7983046" calcext:value-type="float">
            <text:p>0.798305</text:p>
          </table:table-cell>
          <table:table-cell office:value-type="float" office:value="0.6611302" calcext:value-type="float">
            <text:p>0.661130</text:p>
          </table:table-cell>
          <table:table-cell office:value-type="float" office:value="0.8368983" calcext:value-type="float">
            <text:p>0.836898</text:p>
          </table:table-cell>
          <table:table-cell office:value-type="float" office:value="0.71149194" calcext:value-type="float">
            <text:p>0.711492</text:p>
          </table:table-cell>
          <table:table-cell office:value-type="float" office:value="0.7334199" calcext:value-type="float">
            <text:p>0.733420</text:p>
          </table:table-cell>
          <table:table-cell office:value-type="float" office:value="0.55400103" calcext:value-type="float">
            <text:p>0.554001</text:p>
          </table:table-cell>
          <table:table-cell office:value-type="float" office:value="0.85385793" calcext:value-type="float">
            <text:p>0.853858</text:p>
          </table:table-cell>
          <table:table-cell office:value-type="float" office:value="0.8289921" calcext:value-type="float">
            <text:p>0.828992</text:p>
          </table:table-cell>
          <table:table-cell office:value-type="float" office:value="0.8542886" calcext:value-type="float">
            <text:p>0.854289</text:p>
          </table:table-cell>
          <table:table-cell office:value-type="float" office:value="0.68863213" calcext:value-type="float">
            <text:p>0.688632</text:p>
          </table:table-cell>
          <table:table-cell office:value-type="float" office:value="0.6292473" calcext:value-type="float">
            <text:p>0.629247</text:p>
          </table:table-cell>
          <table:table-cell office:value-type="float" office:value="0.73551" calcext:value-type="float">
            <text:p>0.735510</text:p>
          </table:table-cell>
          <table:table-cell office:value-type="float" office:value="0.746196" calcext:value-type="float">
            <text:p>0.746196</text:p>
          </table:table-cell>
          <table:table-cell office:value-type="float" office:value="0" calcext:value-type="float">
            <text:p>0.000000</text:p>
          </table:table-cell>
          <table:table-cell office:value-type="float" office:value="0.46884364" calcext:value-type="float">
            <text:p>0.468844</text:p>
          </table:table-cell>
          <table:table-cell office:value-type="float" office:value="0.45799416" calcext:value-type="float">
            <text:p>0.457994</text:p>
          </table:table-cell>
          <table:table-cell office:value-type="float" office:value="0" calcext:value-type="float">
            <text:p>0.000000</text:p>
          </table:table-cell>
          <table:table-cell table:formula="of:=AVERAGE([.B21:.S21])" office:value-type="float" office:value="0.736181917222222" calcext:value-type="float">
            <text:p>0.736182</text:p>
          </table:table-cell>
        </table:table-row>
        <table:table-row table:style-name="ro1">
          <table:table-cell office:value-type="string" calcext:value-type="string">
            <text:p>H-LLE</text:p>
          </table:table-cell>
          <table:table-cell office:value-type="float" office:value="0.6349765" calcext:value-type="float">
            <text:p>0.634977</text:p>
          </table:table-cell>
          <table:table-cell office:value-type="float" office:value="0.5586402" calcext:value-type="float">
            <text:p>0.558640</text:p>
          </table:table-cell>
          <table:table-cell office:value-type="float" office:value="0.63427675" calcext:value-type="float">
            <text:p>0.634277</text:p>
          </table:table-cell>
          <table:table-cell office:value-type="float" office:value="0.78967524" calcext:value-type="float">
            <text:p>0.789675</text:p>
          </table:table-cell>
          <table:table-cell office:value-type="float" office:value="0.5878644" calcext:value-type="float">
            <text:p>0.587864</text:p>
          </table:table-cell>
          <table:table-cell office:value-type="float" office:value="0.6755064" calcext:value-type="float">
            <text:p>0.675506</text:p>
          </table:table-cell>
          <table:table-cell office:value-type="float" office:value="0.5759695" calcext:value-type="float">
            <text:p>0.575970</text:p>
          </table:table-cell>
          <table:table-cell office:value-type="float" office:value="0.733718" calcext:value-type="float">
            <text:p>0.733718</text:p>
          </table:table-cell>
          <table:table-cell office:value-type="float" office:value="0.6154534" calcext:value-type="float">
            <text:p>0.615453</text:p>
          </table:table-cell>
          <table:table-cell office:value-type="float" office:value="0.7156329" calcext:value-type="float">
            <text:p>0.715633</text:p>
          </table:table-cell>
          <table:table-cell office:value-type="float" office:value="0.5825614" calcext:value-type="float">
            <text:p>0.582561</text:p>
          </table:table-cell>
          <table:table-cell office:value-type="float" office:value="0.5858393" calcext:value-type="float">
            <text:p>0.585839</text:p>
          </table:table-cell>
          <table:table-cell office:value-type="float" office:value="0.7633587" calcext:value-type="float">
            <text:p>0.763359</text:p>
          </table:table-cell>
          <table:table-cell office:value-type="float" office:value="0.8211984" calcext:value-type="float">
            <text:p>0.821198</text:p>
          </table:table-cell>
          <table:table-cell office:value-type="float" office:value="0.6114206" calcext:value-type="float">
            <text:p>0.611421</text:p>
          </table:table-cell>
          <table:table-cell office:value-type="float" office:value="0.549163" calcext:value-type="float">
            <text:p>0.549163</text:p>
          </table:table-cell>
          <table:table-cell office:value-type="float" office:value="0.6932111" calcext:value-type="float">
            <text:p>0.693211</text:p>
          </table:table-cell>
          <table:table-cell office:value-type="float" office:value="0.62449473" calcext:value-type="float">
            <text:p>0.624495</text:p>
          </table:table-cell>
          <table:table-cell office:value-type="float" office:value="0" calcext:value-type="float">
            <text:p>0.000000</text:p>
          </table:table-cell>
          <table:table-cell office:value-type="float" office:value="0.48748583" calcext:value-type="float">
            <text:p>0.487486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22:.S22])" office:value-type="float" office:value="0.652942251111111" calcext:value-type="float">
            <text:p>0.652942</text:p>
          </table:table-cell>
        </table:table-row>
        <table:table-row table:style-name="ro1">
          <table:table-cell office:value-type="string" calcext:value-type="string">
            <text:p>M-LLE</text:p>
          </table:table-cell>
          <table:table-cell office:value-type="float" office:value="0.7830914" calcext:value-type="float">
            <text:p>0.783091</text:p>
          </table:table-cell>
          <table:table-cell office:value-type="float" office:value="0.64968026" calcext:value-type="float">
            <text:p>0.649680</text:p>
          </table:table-cell>
          <table:table-cell office:value-type="float" office:value="0.66085595" calcext:value-type="float">
            <text:p>0.660856</text:p>
          </table:table-cell>
          <table:table-cell office:value-type="float" office:value="0.77360237" calcext:value-type="float">
            <text:p>0.773602</text:p>
          </table:table-cell>
          <table:table-cell office:value-type="float" office:value="0.6363118" calcext:value-type="float">
            <text:p>0.636312</text:p>
          </table:table-cell>
          <table:table-cell office:value-type="float" office:value="0.8259508" calcext:value-type="float">
            <text:p>0.825951</text:p>
          </table:table-cell>
          <table:table-cell office:value-type="float" office:value="0.6110129" calcext:value-type="float">
            <text:p>0.611013</text:p>
          </table:table-cell>
          <table:table-cell office:value-type="float" office:value="0.8273122" calcext:value-type="float">
            <text:p>0.827312</text:p>
          </table:table-cell>
          <table:table-cell office:value-type="float" office:value="0.57883626" calcext:value-type="float">
            <text:p>0.578836</text:p>
          </table:table-cell>
          <table:table-cell office:value-type="float" office:value="0.7042017" calcext:value-type="float">
            <text:p>0.704202</text:p>
          </table:table-cell>
          <table:table-cell office:value-type="float" office:value="0.54538774" calcext:value-type="float">
            <text:p>0.545388</text:p>
          </table:table-cell>
          <table:table-cell office:value-type="float" office:value="0.6607962" calcext:value-type="float">
            <text:p>0.660796</text:p>
          </table:table-cell>
          <table:table-cell office:value-type="float" office:value="0.8113223" calcext:value-type="float">
            <text:p>0.811322</text:p>
          </table:table-cell>
          <table:table-cell office:value-type="float" office:value="0.8589965" calcext:value-type="float">
            <text:p>0.858997</text:p>
          </table:table-cell>
          <table:table-cell office:value-type="float" office:value="0.5626169" calcext:value-type="float">
            <text:p>0.562617</text:p>
          </table:table-cell>
          <table:table-cell office:value-type="float" office:value="0.6454911" calcext:value-type="float">
            <text:p>0.645491</text:p>
          </table:table-cell>
          <table:table-cell office:value-type="float" office:value="0.6758808" calcext:value-type="float">
            <text:p>0.675881</text:p>
          </table:table-cell>
          <table:table-cell office:value-type="float" office:value="0.7449645" calcext:value-type="float">
            <text:p>0.744965</text:p>
          </table:table-cell>
          <table:table-cell office:value-type="float" office:value="0" calcext:value-type="float">
            <text:p>0.000000</text:p>
          </table:table-cell>
          <table:table-cell office:value-type="float" office:value="0.4417282" calcext:value-type="float">
            <text:p>0.441728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23:.S23])" office:value-type="float" office:value="0.697572871111111" calcext:value-type="float">
            <text:p>0.697573</text:p>
          </table:table-cell>
        </table:table-row>
        <table:table-row table:style-name="ro1">
          <table:table-cell office:value-type="string" calcext:value-type="string">
            <text:p>LMNN</text:p>
          </table:table-cell>
          <table:table-cell office:value-type="float" office:value="0.7274951" calcext:value-type="float">
            <text:p>0.727495</text:p>
          </table:table-cell>
          <table:table-cell office:value-type="float" office:value="0" calcext:value-type="float">
            <text:p>0.000000</text:p>
          </table:table-cell>
          <table:table-cell office:value-type="float" office:value="0.63850904" calcext:value-type="float">
            <text:p>0.638509</text:p>
          </table:table-cell>
          <table:table-cell office:value-type="float" office:value="0.78483486" calcext:value-type="float">
            <text:p>0.784835</text:p>
          </table:table-cell>
          <table:table-cell office:value-type="float" office:value="0" calcext:value-type="float">
            <text:p>0.000000</text:p>
          </table:table-cell>
          <table:table-cell office:value-type="float" office:value="0.5703681" calcext:value-type="float">
            <text:p>0.570368</text:p>
          </table:table-cell>
          <table:table-cell office:value-type="float" office:value="0.5902791" calcext:value-type="float">
            <text:p>0.590279</text:p>
          </table:table-cell>
          <table:table-cell office:value-type="float" office:value="0.603402" calcext:value-type="float">
            <text:p>0.603402</text:p>
          </table:table-cell>
          <table:table-cell office:value-type="float" office:value="0.6978021" calcext:value-type="float">
            <text:p>0.697802</text:p>
          </table:table-cell>
          <table:table-cell office:value-type="float" office:value="0.70566016" calcext:value-type="float">
            <text:p>0.705660</text:p>
          </table:table-cell>
          <table:table-cell office:value-type="float" office:value="0.5118983" calcext:value-type="float">
            <text:p>0.511898</text:p>
          </table:table-cell>
          <table:table-cell office:value-type="float" office:value="0.9358972" calcext:value-type="float">
            <text:p>0.935897</text:p>
          </table:table-cell>
          <table:table-cell office:value-type="float" office:value="0.6370345" calcext:value-type="float">
            <text:p>0.637035</text:p>
          </table:table-cell>
          <table:table-cell office:value-type="float" office:value="0.73729724" calcext:value-type="float">
            <text:p>0.737297</text:p>
          </table:table-cell>
          <table:table-cell office:value-type="float" office:value="0.6423426" calcext:value-type="float">
            <text:p>0.642343</text:p>
          </table:table-cell>
          <table:table-cell office:value-type="float" office:value="0.71863043" calcext:value-type="float">
            <text:p>0.718630</text:p>
          </table:table-cell>
          <table:table-cell office:value-type="float" office:value="0.7562615" calcext:value-type="float">
            <text:p>0.756262</text:p>
          </table:table-cell>
          <table:table-cell office:value-type="float" office:value="0.67457837" calcext:value-type="float">
            <text:p>0.674578</text:p>
          </table:table-cell>
          <table:table-cell office:value-type="float" office:value="0.44324788" calcext:value-type="float">
            <text:p>0.443248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24:.S24])" office:value-type="float" office:value="0.607349477777778" calcext:value-type="float">
            <text:p>0.607349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float" office:value="0" calcext:value-type="float">
            <text:p>0.000000</text:p>
          </table:table-cell>
          <table:table-cell office:value-type="float" office:value="0.67489195" calcext:value-type="float">
            <text:p>0.674892</text:p>
          </table:table-cell>
          <table:table-cell office:value-type="float" office:value="0.4959631" calcext:value-type="float">
            <text:p>0.495963</text:p>
          </table:table-cell>
          <table:table-cell office:value-type="float" office:value="0.7870426" calcext:value-type="float">
            <text:p>0.787043</text:p>
          </table:table-cell>
          <table:table-cell office:value-type="float" office:value="0.64798605" calcext:value-type="float">
            <text:p>0.647986</text:p>
          </table:table-cell>
          <table:table-cell office:value-type="float" office:value="0.57080305" calcext:value-type="float">
            <text:p>0.570803</text:p>
          </table:table-cell>
          <table:table-cell office:value-type="float" office:value="0.57228994" calcext:value-type="float">
            <text:p>0.572290</text:p>
          </table:table-cell>
          <table:table-cell office:value-type="float" office:value="0.7699561" calcext:value-type="float">
            <text:p>0.769956</text:p>
          </table:table-cell>
          <table:table-cell office:value-type="float" office:value="0.5415001" calcext:value-type="float">
            <text:p>0.541500</text:p>
          </table:table-cell>
          <table:table-cell office:value-type="float" office:value="0.6316769" calcext:value-type="float">
            <text:p>0.631677</text:p>
          </table:table-cell>
          <table:table-cell office:value-type="float" office:value="0.4790869" calcext:value-type="float">
            <text:p>0.479087</text:p>
          </table:table-cell>
          <table:table-cell office:value-type="float" office:value="0.9709594" calcext:value-type="float">
            <text:p>0.970959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53536236" calcext:value-type="float">
            <text:p>0.535362</text:p>
          </table:table-cell>
          <table:table-cell office:value-type="float" office:value="0" calcext:value-type="float">
            <text:p>0.000000</text:p>
          </table:table-cell>
          <table:table-cell office:value-type="float" office:value="0.55501777" calcext:value-type="float">
            <text:p>0.555018</text:p>
          </table:table-cell>
          <table:table-cell office:value-type="float" office:value="0.7002579" calcext:value-type="float">
            <text:p>0.700258</text:p>
          </table:table-cell>
          <table:table-cell office:value-type="float" office:value="0.3657319" calcext:value-type="float">
            <text:p>0.365732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25:.S25])" office:value-type="float" office:value="0.49626634" calcext:value-type="float">
            <text:p>0.496266</text:p>
          </table:table-cell>
        </table:table-row>
        <table:table-row table:style-name="ro1">
          <table:table-cell office:value-type="string" calcext:value-type="string">
            <text:p>LSP</text:p>
          </table:table-cell>
          <table:table-cell office:value-type="float" office:value="0.81322116" calcext:value-type="float">
            <text:p>0.813221</text:p>
          </table:table-cell>
          <table:table-cell office:value-type="float" office:value="0.72649825" calcext:value-type="float">
            <text:p>0.726498</text:p>
          </table:table-cell>
          <table:table-cell office:value-type="float" office:value="0.69749874" calcext:value-type="float">
            <text:p>0.697499</text:p>
          </table:table-cell>
          <table:table-cell office:value-type="float" office:value="0.8881868" calcext:value-type="float">
            <text:p>0.888187</text:p>
          </table:table-cell>
          <table:table-cell office:value-type="float" office:value="0" calcext:value-type="float">
            <text:p>0.000000</text:p>
          </table:table-cell>
          <table:table-cell office:value-type="float" office:value="0.8611961" calcext:value-type="float">
            <text:p>0.861196</text:p>
          </table:table-cell>
          <table:table-cell office:value-type="float" office:value="0.7132903" calcext:value-type="float">
            <text:p>0.713290</text:p>
          </table:table-cell>
          <table:table-cell office:value-type="float" office:value="0.90003973" calcext:value-type="float">
            <text:p>0.900040</text:p>
          </table:table-cell>
          <table:table-cell office:value-type="float" office:value="0.7257117" calcext:value-type="float">
            <text:p>0.725712</text:p>
          </table:table-cell>
          <table:table-cell office:value-type="float" office:value="0.7951262" calcext:value-type="float">
            <text:p>0.795126</text:p>
          </table:table-cell>
          <table:table-cell office:value-type="float" office:value="0.56027186" calcext:value-type="float">
            <text:p>0.560272</text:p>
          </table:table-cell>
          <table:table-cell office:value-type="float" office:value="0.80509824" calcext:value-type="float">
            <text:p>0.805098</text:p>
          </table:table-cell>
          <table:table-cell office:value-type="float" office:value="0.85309505" calcext:value-type="float">
            <text:p>0.853095</text:p>
          </table:table-cell>
          <table:table-cell office:value-type="float" office:value="0.93417805" calcext:value-type="float">
            <text:p>0.934178</text:p>
          </table:table-cell>
          <table:table-cell office:value-type="float" office:value="0.6610668" calcext:value-type="float">
            <text:p>0.661067</text:p>
          </table:table-cell>
          <table:table-cell office:value-type="float" office:value="0.63613784" calcext:value-type="float">
            <text:p>0.636138</text:p>
          </table:table-cell>
          <table:table-cell office:value-type="float" office:value="0" calcext:value-type="float">
            <text:p>0.000000</text:p>
          </table:table-cell>
          <table:table-cell office:value-type="float" office:value="0.7570657" calcext:value-type="float">
            <text:p>0.757066</text:p>
          </table:table-cell>
          <table:table-cell office:value-type="float" office:value="0.30791825" calcext:value-type="float">
            <text:p>0.307918</text:p>
          </table:table-cell>
          <table:table-cell office:value-type="float" office:value="0.3307156" calcext:value-type="float">
            <text:p>0.330716</text:p>
          </table:table-cell>
          <table:table-cell office:value-type="float" office:value="0.48412243" calcext:value-type="float">
            <text:p>0.484122</text:p>
          </table:table-cell>
          <table:table-cell office:value-type="float" office:value="0.24205843" calcext:value-type="float">
            <text:p>0.242058</text:p>
          </table:table-cell>
          <table:table-cell table:formula="of:=AVERAGE([.B26:.S26])" office:value-type="float" office:value="0.684871251111111" calcext:value-type="float">
            <text:p>0.684871</text:p>
          </table:table-cell>
        </table:table-row>
        <table:table-row table:style-name="ro1">
          <table:table-cell office:value-type="string" calcext:value-type="string">
            <text:p>LTSA</text:p>
          </table:table-cell>
          <table:table-cell office:value-type="float" office:value="0.6536589" calcext:value-type="float">
            <text:p>0.653659</text:p>
          </table:table-cell>
          <table:table-cell office:value-type="float" office:value="0.5375949" calcext:value-type="float">
            <text:p>0.537595</text:p>
          </table:table-cell>
          <table:table-cell office:value-type="float" office:value="0.6283631" calcext:value-type="float">
            <text:p>0.628363</text:p>
          </table:table-cell>
          <table:table-cell office:value-type="float" office:value="0.7876528" calcext:value-type="float">
            <text:p>0.787653</text:p>
          </table:table-cell>
          <table:table-cell office:value-type="float" office:value="0.5977571" calcext:value-type="float">
            <text:p>0.597757</text:p>
          </table:table-cell>
          <table:table-cell office:value-type="float" office:value="0.6912576" calcext:value-type="float">
            <text:p>0.691258</text:p>
          </table:table-cell>
          <table:table-cell office:value-type="float" office:value="0.58540165" calcext:value-type="float">
            <text:p>0.585402</text:p>
          </table:table-cell>
          <table:table-cell office:value-type="float" office:value="0.75726795" calcext:value-type="float">
            <text:p>0.757268</text:p>
          </table:table-cell>
          <table:table-cell office:value-type="float" office:value="0.58738667" calcext:value-type="float">
            <text:p>0.587387</text:p>
          </table:table-cell>
          <table:table-cell office:value-type="float" office:value="0.7094291" calcext:value-type="float">
            <text:p>0.709429</text:p>
          </table:table-cell>
          <table:table-cell office:value-type="float" office:value="0.61771816" calcext:value-type="float">
            <text:p>0.617718</text:p>
          </table:table-cell>
          <table:table-cell office:value-type="float" office:value="0.5933314" calcext:value-type="float">
            <text:p>0.593331</text:p>
          </table:table-cell>
          <table:table-cell office:value-type="float" office:value="0.7583252" calcext:value-type="float">
            <text:p>0.758325</text:p>
          </table:table-cell>
          <table:table-cell office:value-type="float" office:value="0.8210527" calcext:value-type="float">
            <text:p>0.821053</text:p>
          </table:table-cell>
          <table:table-cell office:value-type="float" office:value="0.5712073" calcext:value-type="float">
            <text:p>0.571207</text:p>
          </table:table-cell>
          <table:table-cell office:value-type="float" office:value="0.46514893" calcext:value-type="float">
            <text:p>0.465149</text:p>
          </table:table-cell>
          <table:table-cell office:value-type="float" office:value="0.5649111" calcext:value-type="float">
            <text:p>0.564911</text:p>
          </table:table-cell>
          <table:table-cell office:value-type="float" office:value="0.6102801" calcext:value-type="float">
            <text:p>0.610280</text:p>
          </table:table-cell>
          <table:table-cell office:value-type="float" office:value="0" calcext:value-type="float">
            <text:p>0.000000</text:p>
          </table:table-cell>
          <table:table-cell office:value-type="float" office:value="0.3831077" calcext:value-type="float">
            <text:p>0.383108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27:.S27])" office:value-type="float" office:value="0.640985814444445" calcext:value-type="float">
            <text:p>0.640986</text:p>
          </table:table-cell>
        </table:table-row>
        <table:table-row table:style-name="ro1">
          <table:table-cell office:value-type="string" calcext:value-type="string">
            <text:p>L-LTSA</text:p>
          </table:table-cell>
          <table:table-cell office:value-type="float" office:value="0" calcext:value-type="float">
            <text:p>0.000000</text:p>
          </table:table-cell>
          <table:table-cell office:value-type="float" office:value="0.51059604" calcext:value-type="float">
            <text:p>0.510596</text:p>
          </table:table-cell>
          <table:table-cell office:value-type="float" office:value="0.62368894" calcext:value-type="float">
            <text:p>0.623689</text:p>
          </table:table-cell>
          <table:table-cell office:value-type="float" office:value="0.5117034" calcext:value-type="float">
            <text:p>0.511703</text:p>
          </table:table-cell>
          <table:table-cell office:value-type="float" office:value="0.5782254" calcext:value-type="float">
            <text:p>0.578225</text:p>
          </table:table-cell>
          <table:table-cell office:value-type="float" office:value="0.4962063" calcext:value-type="float">
            <text:p>0.496206</text:p>
          </table:table-cell>
          <table:table-cell office:value-type="float" office:value="0.71003485" calcext:value-type="float">
            <text:p>0.710035</text:p>
          </table:table-cell>
          <table:table-cell office:value-type="float" office:value="0.5813968" calcext:value-type="float">
            <text:p>0.581397</text:p>
          </table:table-cell>
          <table:table-cell office:value-type="float" office:value="0.6537658" calcext:value-type="float">
            <text:p>0.653766</text:p>
          </table:table-cell>
          <table:table-cell office:value-type="float" office:value="0.6774163" calcext:value-type="float">
            <text:p>0.677416</text:p>
          </table:table-cell>
          <table:table-cell office:value-type="float" office:value="0.5805744" calcext:value-type="float">
            <text:p>0.580574</text:p>
          </table:table-cell>
          <table:table-cell office:value-type="float" office:value="0.97611356" calcext:value-type="float">
            <text:p>0.97611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6269289" calcext:value-type="float">
            <text:p>0.626929</text:p>
          </table:table-cell>
          <table:table-cell office:value-type="float" office:value="0" calcext:value-type="float">
            <text:p>0.000000</text:p>
          </table:table-cell>
          <table:table-cell office:value-type="float" office:value="0.6933181" calcext:value-type="float">
            <text:p>0.693318</text:p>
          </table:table-cell>
          <table:table-cell office:value-type="float" office:value="0.53787994" calcext:value-type="float">
            <text:p>0.537880</text:p>
          </table:table-cell>
          <table:table-cell office:value-type="float" office:value="0.14833573" calcext:value-type="float">
            <text:p>0.148336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28:.S28])" office:value-type="float" office:value="0.486547151666667" calcext:value-type="float">
            <text:p>0.486547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0.7769877" calcext:value-type="float">
            <text:p>0.776988</text:p>
          </table:table-cell>
          <table:table-cell office:value-type="float" office:value="0.65069133" calcext:value-type="float">
            <text:p>0.650691</text:p>
          </table:table-cell>
          <table:table-cell office:value-type="float" office:value="0.67388046" calcext:value-type="float">
            <text:p>0.673880</text:p>
          </table:table-cell>
          <table:table-cell office:value-type="float" office:value="0.76371837" calcext:value-type="float">
            <text:p>0.763718</text:p>
          </table:table-cell>
          <table:table-cell office:value-type="float" office:value="0.6665119" calcext:value-type="float">
            <text:p>0.666512</text:p>
          </table:table-cell>
          <table:table-cell office:value-type="float" office:value="0.72177535" calcext:value-type="float">
            <text:p>0.721775</text:p>
          </table:table-cell>
          <table:table-cell office:value-type="float" office:value="0.64177233" calcext:value-type="float">
            <text:p>0.641772</text:p>
          </table:table-cell>
          <table:table-cell office:value-type="float" office:value="0.77870244" calcext:value-type="float">
            <text:p>0.778702</text:p>
          </table:table-cell>
          <table:table-cell office:value-type="float" office:value="0.7249176" calcext:value-type="float">
            <text:p>0.724918</text:p>
          </table:table-cell>
          <table:table-cell office:value-type="float" office:value="0.743991" calcext:value-type="float">
            <text:p>0.743991</text:p>
          </table:table-cell>
          <table:table-cell office:value-type="float" office:value="0.60582054" calcext:value-type="float">
            <text:p>0.605821</text:p>
          </table:table-cell>
          <table:table-cell office:value-type="float" office:value="0.9659753" calcext:value-type="float">
            <text:p>0.965975</text:p>
          </table:table-cell>
          <table:table-cell office:value-type="float" office:value="0.80488175" calcext:value-type="float">
            <text:p>0.804882</text:p>
          </table:table-cell>
          <table:table-cell office:value-type="float" office:value="0.7779414" calcext:value-type="float">
            <text:p>0.777941</text:p>
          </table:table-cell>
          <table:table-cell office:value-type="float" office:value="0.6731564" calcext:value-type="float">
            <text:p>0.673156</text:p>
          </table:table-cell>
          <table:table-cell office:value-type="float" office:value="0.7124142" calcext:value-type="float">
            <text:p>0.712414</text:p>
          </table:table-cell>
          <table:table-cell office:value-type="float" office:value="0.7615717" calcext:value-type="float">
            <text:p>0.761572</text:p>
          </table:table-cell>
          <table:table-cell office:value-type="float" office:value="0.6443762" calcext:value-type="float">
            <text:p>0.644376</text:p>
          </table:table-cell>
          <table:table-cell office:value-type="float" office:value="0.31119904" calcext:value-type="float">
            <text:p>0.311199</text:p>
          </table:table-cell>
          <table:table-cell office:value-type="float" office:value="0.4713998" calcext:value-type="float">
            <text:p>0.4714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29:.S29])" office:value-type="float" office:value="0.727171442777778" calcext:value-type="float">
            <text:p>0.727171</text:p>
          </table:table-cell>
        </table:table-row>
        <table:table-row table:style-name="ro1">
          <table:table-cell office:value-type="string" calcext:value-type="string">
            <text:p>MCML</text:p>
          </table:table-cell>
          <table:table-cell office:value-type="float" office:value="0.72847176" calcext:value-type="float">
            <text:p>0.728472</text:p>
          </table:table-cell>
          <table:table-cell office:value-type="float" office:value="0.6058746" calcext:value-type="float">
            <text:p>0.605875</text:p>
          </table:table-cell>
          <table:table-cell office:value-type="float" office:value="0.4923832" calcext:value-type="float">
            <text:p>0.492383</text:p>
          </table:table-cell>
          <table:table-cell office:value-type="float" office:value="0.67840815" calcext:value-type="float">
            <text:p>0.678408</text:p>
          </table:table-cell>
          <table:table-cell office:value-type="float" office:value="0.6915381" calcext:value-type="float">
            <text:p>0.691538</text:p>
          </table:table-cell>
          <table:table-cell office:value-type="float" office:value="0" calcext:value-type="float">
            <text:p>0.000000</text:p>
          </table:table-cell>
          <table:table-cell office:value-type="float" office:value="0.53885466" calcext:value-type="float">
            <text:p>0.538855</text:p>
          </table:table-cell>
          <table:table-cell office:value-type="float" office:value="0.67229015" calcext:value-type="float">
            <text:p>0.672290</text:p>
          </table:table-cell>
          <table:table-cell office:value-type="float" office:value="0.64410394" calcext:value-type="float">
            <text:p>0.644104</text:p>
          </table:table-cell>
          <table:table-cell office:value-type="float" office:value="0" calcext:value-type="float">
            <text:p>0.000000</text:p>
          </table:table-cell>
          <table:table-cell office:value-type="float" office:value="0.47084242" calcext:value-type="float">
            <text:p>0.470842</text:p>
          </table:table-cell>
          <table:table-cell office:value-type="float" office:value="0.9018794" calcext:value-type="float">
            <text:p>0.901879</text:p>
          </table:table-cell>
          <table:table-cell office:value-type="float" office:value="0.70165104" calcext:value-type="float">
            <text:p>0.701651</text:p>
          </table:table-cell>
          <table:table-cell office:value-type="float" office:value="0.84512943" calcext:value-type="float">
            <text:p>0.845129</text:p>
          </table:table-cell>
          <table:table-cell office:value-type="float" office:value="0.60213023" calcext:value-type="float">
            <text:p>0.602130</text:p>
          </table:table-cell>
          <table:table-cell office:value-type="float" office:value="0.68457025" calcext:value-type="float">
            <text:p>0.684570</text:p>
          </table:table-cell>
          <table:table-cell office:value-type="float" office:value="0.7468849" calcext:value-type="float">
            <text:p>0.746885</text:p>
          </table:table-cell>
          <table:table-cell office:value-type="float" office:value="0.7113541" calcext:value-type="float">
            <text:p>0.711354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30:.S30])" office:value-type="float" office:value="0.595353685" calcext:value-type="float">
            <text:p>0.595354</text:p>
          </table:table-cell>
        </table:table-row>
        <table:table-row table:style-name="ro1">
          <table:table-cell office:value-type="string" calcext:value-type="string">
            <text:p>MDS</text:p>
          </table:table-cell>
          <table:table-cell office:value-type="float" office:value="0.8507032" calcext:value-type="float">
            <text:p>0.850703</text:p>
          </table:table-cell>
          <table:table-cell office:value-type="float" office:value="0.76047623" calcext:value-type="float">
            <text:p>0.760476</text:p>
          </table:table-cell>
          <table:table-cell office:value-type="float" office:value="0.7276438" calcext:value-type="float">
            <text:p>0.727644</text:p>
          </table:table-cell>
          <table:table-cell office:value-type="float" office:value="0.86103886" calcext:value-type="float">
            <text:p>0.861039</text:p>
          </table:table-cell>
          <table:table-cell office:value-type="float" office:value="0.7643062" calcext:value-type="float">
            <text:p>0.764306</text:p>
          </table:table-cell>
          <table:table-cell office:value-type="float" office:value="0.8502184" calcext:value-type="float">
            <text:p>0.850218</text:p>
          </table:table-cell>
          <table:table-cell office:value-type="float" office:value="0.7089476" calcext:value-type="float">
            <text:p>0.708948</text:p>
          </table:table-cell>
          <table:table-cell office:value-type="float" office:value="0.8915761" calcext:value-type="float">
            <text:p>0.891576</text:p>
          </table:table-cell>
          <table:table-cell office:value-type="float" office:value="0.7503307" calcext:value-type="float">
            <text:p>0.750331</text:p>
          </table:table-cell>
          <table:table-cell office:value-type="float" office:value="0.8323256" calcext:value-type="float">
            <text:p>0.832326</text:p>
          </table:table-cell>
          <table:table-cell office:value-type="float" office:value="0.6512059" calcext:value-type="float">
            <text:p>0.651206</text:p>
          </table:table-cell>
          <table:table-cell office:value-type="float" office:value="0.9820421" calcext:value-type="float">
            <text:p>0.982042</text:p>
          </table:table-cell>
          <table:table-cell office:value-type="float" office:value="0.8577783" calcext:value-type="float">
            <text:p>0.857778</text:p>
          </table:table-cell>
          <table:table-cell office:value-type="float" office:value="0.92817783" calcext:value-type="float">
            <text:p>0.928178</text:p>
          </table:table-cell>
          <table:table-cell office:value-type="float" office:value="0.67713594" calcext:value-type="float">
            <text:p>0.677136</text:p>
          </table:table-cell>
          <table:table-cell office:value-type="float" office:value="0.7455233" calcext:value-type="float">
            <text:p>0.745523</text:p>
          </table:table-cell>
          <table:table-cell office:value-type="float" office:value="0" calcext:value-type="float">
            <text:p>0.000000</text:p>
          </table:table-cell>
          <table:table-cell office:value-type="float" office:value="0.7813391" calcext:value-type="float">
            <text:p>0.781339</text:p>
          </table:table-cell>
          <table:table-cell office:value-type="float" office:value="0.16829358" calcext:value-type="float">
            <text:p>0.168294</text:p>
          </table:table-cell>
          <table:table-cell office:value-type="float" office:value="0.45562232" calcext:value-type="float">
            <text:p>0.455622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31:.S31])" office:value-type="float" office:value="0.756709397777778" calcext:value-type="float">
            <text:p>0.756709</text:p>
          </table:table-cell>
        </table:table-row>
        <table:table-row table:style-name="ro1">
          <table:table-cell office:value-type="string" calcext:value-type="string">
            <text:p>L-MDS</text:p>
          </table:table-cell>
          <table:table-cell office:value-type="float" office:value="0.8211715" calcext:value-type="float">
            <text:p>0.821172</text:p>
          </table:table-cell>
          <table:table-cell office:value-type="float" office:value="0.74995786" calcext:value-type="float">
            <text:p>0.749958</text:p>
          </table:table-cell>
          <table:table-cell office:value-type="float" office:value="0.69907504" calcext:value-type="float">
            <text:p>0.699075</text:p>
          </table:table-cell>
          <table:table-cell office:value-type="float" office:value="0.85681313" calcext:value-type="float">
            <text:p>0.856813</text:p>
          </table:table-cell>
          <table:table-cell office:value-type="float" office:value="0.6855629" calcext:value-type="float">
            <text:p>0.685563</text:p>
          </table:table-cell>
          <table:table-cell office:value-type="float" office:value="0.84613913" calcext:value-type="float">
            <text:p>0.846139</text:p>
          </table:table-cell>
          <table:table-cell office:value-type="float" office:value="0.70175374" calcext:value-type="float">
            <text:p>0.701754</text:p>
          </table:table-cell>
          <table:table-cell office:value-type="float" office:value="0.86688757" calcext:value-type="float">
            <text:p>0.866888</text:p>
          </table:table-cell>
          <table:table-cell office:value-type="float" office:value="0.71703064" calcext:value-type="float">
            <text:p>0.717031</text:p>
          </table:table-cell>
          <table:table-cell office:value-type="float" office:value="0.7959245" calcext:value-type="float">
            <text:p>0.795925</text:p>
          </table:table-cell>
          <table:table-cell office:value-type="float" office:value="0.56102616" calcext:value-type="float">
            <text:p>0.561026</text:p>
          </table:table-cell>
          <table:table-cell office:value-type="float" office:value="0.9806888" calcext:value-type="float">
            <text:p>0.980689</text:p>
          </table:table-cell>
          <table:table-cell office:value-type="float" office:value="0.8497032" calcext:value-type="float">
            <text:p>0.849703</text:p>
          </table:table-cell>
          <table:table-cell office:value-type="float" office:value="0.9347703" calcext:value-type="float">
            <text:p>0.934770</text:p>
          </table:table-cell>
          <table:table-cell office:value-type="float" office:value="0.6653008" calcext:value-type="float">
            <text:p>0.665301</text:p>
          </table:table-cell>
          <table:table-cell office:value-type="float" office:value="0.704394" calcext:value-type="float">
            <text:p>0.704394</text:p>
          </table:table-cell>
          <table:table-cell office:value-type="float" office:value="0.78970945" calcext:value-type="float">
            <text:p>0.789709</text:p>
          </table:table-cell>
          <table:table-cell office:value-type="float" office:value="0.78088266" calcext:value-type="float">
            <text:p>0.780883</text:p>
          </table:table-cell>
          <table:table-cell office:value-type="float" office:value="0.4105169" calcext:value-type="float">
            <text:p>0.410517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32:.S32])" office:value-type="float" office:value="0.778155076666667" calcext:value-type="float">
            <text:p>0.778155</text:p>
          </table:table-cell>
        </table:table-row>
        <table:table-row table:style-name="ro1">
          <table:table-cell office:value-type="string" calcext:value-type="string">
            <text:p>N-MDS</text:p>
          </table:table-cell>
          <table:table-cell office:value-type="float" office:value="0.6096892" calcext:value-type="float">
            <text:p>0.609689</text:p>
          </table:table-cell>
          <table:table-cell office:value-type="float" office:value="0.49515432" calcext:value-type="float">
            <text:p>0.495154</text:p>
          </table:table-cell>
          <table:table-cell office:value-type="float" office:value="0.50583416" calcext:value-type="float">
            <text:p>0.505834</text:p>
          </table:table-cell>
          <table:table-cell office:value-type="float" office:value="0.4936479" calcext:value-type="float">
            <text:p>0.493648</text:p>
          </table:table-cell>
          <table:table-cell office:value-type="float" office:value="0.4309566" calcext:value-type="float">
            <text:p>0.430957</text:p>
          </table:table-cell>
          <table:table-cell office:value-type="float" office:value="0.4988687" calcext:value-type="float">
            <text:p>0.498869</text:p>
          </table:table-cell>
          <table:table-cell office:value-type="float" office:value="0.51502115" calcext:value-type="float">
            <text:p>0.515021</text:p>
          </table:table-cell>
          <table:table-cell office:value-type="float" office:value="0.50184935" calcext:value-type="float">
            <text:p>0.501849</text:p>
          </table:table-cell>
          <table:table-cell office:value-type="float" office:value="0.5795759" calcext:value-type="float">
            <text:p>0.579576</text:p>
          </table:table-cell>
          <table:table-cell office:value-type="float" office:value="0.6385831" calcext:value-type="float">
            <text:p>0.638583</text:p>
          </table:table-cell>
          <table:table-cell office:value-type="float" office:value="0.5597174" calcext:value-type="float">
            <text:p>0.559717</text:p>
          </table:table-cell>
          <table:table-cell office:value-type="float" office:value="0.552097" calcext:value-type="float">
            <text:p>0.552097</text:p>
          </table:table-cell>
          <table:table-cell office:value-type="float" office:value="0.6468774" calcext:value-type="float">
            <text:p>0.646877</text:p>
          </table:table-cell>
          <table:table-cell office:value-type="float" office:value="0.62847316" calcext:value-type="float">
            <text:p>0.628473</text:p>
          </table:table-cell>
          <table:table-cell office:value-type="float" office:value="0.5599889" calcext:value-type="float">
            <text:p>0.559989</text:p>
          </table:table-cell>
          <table:table-cell office:value-type="float" office:value="0.6250043" calcext:value-type="float">
            <text:p>0.625004</text:p>
          </table:table-cell>
          <table:table-cell office:value-type="float" office:value="0" calcext:value-type="float">
            <text:p>0.000000</text:p>
          </table:table-cell>
          <table:table-cell office:value-type="float" office:value="0.4976977" calcext:value-type="float">
            <text:p>0.497698</text:p>
          </table:table-cell>
          <table:table-cell office:value-type="float" office:value="0" calcext:value-type="float">
            <text:p>0.000000</text:p>
          </table:table-cell>
          <table:table-cell office:value-type="float" office:value="0.49910924" calcext:value-type="float">
            <text:p>0.499109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33:.S33])" office:value-type="float" office:value="0.518835346666667" calcext:value-type="float">
            <text:p>0.518835</text:p>
          </table:table-cell>
        </table:table-row>
        <table:table-row table:style-name="ro1">
          <table:table-cell office:value-type="string" calcext:value-type="string">
            <text:p>L-MVU</text:p>
          </table:table-cell>
          <table:table-cell office:value-type="float" office:value="0.7565674" calcext:value-type="float">
            <text:p>0.756567</text:p>
          </table:table-cell>
          <table:table-cell office:value-type="float" office:value="0.67583114" calcext:value-type="float">
            <text:p>0.675831</text:p>
          </table:table-cell>
          <table:table-cell office:value-type="float" office:value="0.5536383" calcext:value-type="float">
            <text:p>0.553638</text:p>
          </table:table-cell>
          <table:table-cell office:value-type="float" office:value="0.7122454" calcext:value-type="float">
            <text:p>0.712245</text:p>
          </table:table-cell>
          <table:table-cell office:value-type="float" office:value="0.7293691" calcext:value-type="float">
            <text:p>0.729369</text:p>
          </table:table-cell>
          <table:table-cell office:value-type="float" office:value="0.8439965" calcext:value-type="float">
            <text:p>0.843997</text:p>
          </table:table-cell>
          <table:table-cell office:value-type="float" office:value="0.66862226" calcext:value-type="float">
            <text:p>0.668622</text:p>
          </table:table-cell>
          <table:table-cell office:value-type="float" office:value="0.883788" calcext:value-type="float">
            <text:p>0.883788</text:p>
          </table:table-cell>
          <table:table-cell office:value-type="float" office:value="0" calcext:value-type="float">
            <text:p>0.000000</text:p>
          </table:table-cell>
          <table:table-cell office:value-type="float" office:value="0.7051217" calcext:value-type="float">
            <text:p>0.705122</text:p>
          </table:table-cell>
          <table:table-cell office:value-type="float" office:value="0.46317682" calcext:value-type="float">
            <text:p>0.463177</text:p>
          </table:table-cell>
          <table:table-cell office:value-type="float" office:value="0" calcext:value-type="float">
            <text:p>0.000000</text:p>
          </table:table-cell>
          <table:table-cell office:value-type="float" office:value="0.8186555" calcext:value-type="float">
            <text:p>0.818656</text:p>
          </table:table-cell>
          <table:table-cell office:value-type="float" office:value="0.8231183" calcext:value-type="float">
            <text:p>0.82311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7560408" calcext:value-type="float">
            <text:p>0.756041</text:p>
          </table:table-cell>
          <table:table-cell office:value-type="float" office:value="0.45735654" calcext:value-type="float">
            <text:p>0.457357</text:p>
          </table:table-cell>
          <table:table-cell office:value-type="float" office:value="0.3739441" calcext:value-type="float">
            <text:p>0.373944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34:.S34])" office:value-type="float" office:value="0.521676178888889" calcext:value-type="float">
            <text:p>0.521676</text:p>
          </table:table-cell>
        </table:table-row>
        <table:table-row table:style-name="ro1">
          <table:table-cell office:value-type="string" calcext:value-type="string">
            <text:p>NMF</text:p>
          </table:table-cell>
          <table:table-cell office:value-type="float" office:value="0.78844947" calcext:value-type="float">
            <text:p>0.788449</text:p>
          </table:table-cell>
          <table:table-cell office:value-type="float" office:value="0.7479988" calcext:value-type="float">
            <text:p>0.747999</text:p>
          </table:table-cell>
          <table:table-cell office:value-type="float" office:value="0.6596735" calcext:value-type="float">
            <text:p>0.659674</text:p>
          </table:table-cell>
          <table:table-cell office:value-type="float" office:value="0.83104867" calcext:value-type="float">
            <text:p>0.831049</text:p>
          </table:table-cell>
          <table:table-cell office:value-type="float" office:value="0.6928872" calcext:value-type="float">
            <text:p>0.692887</text:p>
          </table:table-cell>
          <table:table-cell office:value-type="float" office:value="0.81838995" calcext:value-type="float">
            <text:p>0.818390</text:p>
          </table:table-cell>
          <table:table-cell office:value-type="float" office:value="0.7023295" calcext:value-type="float">
            <text:p>0.702330</text:p>
          </table:table-cell>
          <table:table-cell office:value-type="float" office:value="0.8244005" calcext:value-type="float">
            <text:p>0.824401</text:p>
          </table:table-cell>
          <table:table-cell office:value-type="float" office:value="0.69629365" calcext:value-type="float">
            <text:p>0.696294</text:p>
          </table:table-cell>
          <table:table-cell office:value-type="float" office:value="0.78090626" calcext:value-type="float">
            <text:p>0.780906</text:p>
          </table:table-cell>
          <table:table-cell office:value-type="float" office:value="0.58138394" calcext:value-type="float">
            <text:p>0.581384</text:p>
          </table:table-cell>
          <table:table-cell office:value-type="float" office:value="0.97950447" calcext:value-type="float">
            <text:p>0.979504</text:p>
          </table:table-cell>
          <table:table-cell office:value-type="float" office:value="0.7853443" calcext:value-type="float">
            <text:p>0.785344</text:p>
          </table:table-cell>
          <table:table-cell office:value-type="float" office:value="0.8945186" calcext:value-type="float">
            <text:p>0.894519</text:p>
          </table:table-cell>
          <table:table-cell office:value-type="float" office:value="0.6476183" calcext:value-type="float">
            <text:p>0.647618</text:p>
          </table:table-cell>
          <table:table-cell office:value-type="float" office:value="0.6768888" calcext:value-type="float">
            <text:p>0.676889</text:p>
          </table:table-cell>
          <table:table-cell office:value-type="float" office:value="0.76468533" calcext:value-type="float">
            <text:p>0.764685</text:p>
          </table:table-cell>
          <table:table-cell office:value-type="float" office:value="0.7754763" calcext:value-type="float">
            <text:p>0.775476</text:p>
          </table:table-cell>
          <table:table-cell office:value-type="float" office:value="0.27055925" calcext:value-type="float">
            <text:p>0.270559</text:p>
          </table:table-cell>
          <table:table-cell office:value-type="float" office:value="0.48740053" calcext:value-type="float">
            <text:p>0.487401</text:p>
          </table:table-cell>
          <table:table-cell office:value-type="float" office:value="0.41565657" calcext:value-type="float">
            <text:p>0.415657</text:p>
          </table:table-cell>
          <table:table-cell office:value-type="float" office:value="0.49999976" calcext:value-type="float">
            <text:p>0.500000</text:p>
          </table:table-cell>
          <table:table-cell table:formula="of:=AVERAGE([.B35:.S35])" office:value-type="float" office:value="0.758210974444445" calcext:value-type="float">
            <text:p>0.758211</text:p>
          </table:table-cell>
        </table:table-row>
        <table:table-row table:style-name="ro1">
          <table:table-cell office:value-type="string" calcext:value-type="string">
            <text:p>PBC</text:p>
          </table:table-cell>
          <table:table-cell office:value-type="float" office:value="0.84542626" calcext:value-type="float">
            <text:p>0.845426</text:p>
          </table:table-cell>
          <table:table-cell office:value-type="float" office:value="0.75507665" calcext:value-type="float">
            <text:p>0.755077</text:p>
          </table:table-cell>
          <table:table-cell office:value-type="float" office:value="0.7574962" calcext:value-type="float">
            <text:p>0.757496</text:p>
          </table:table-cell>
          <table:table-cell office:value-type="float" office:value="0.8948285" calcext:value-type="float">
            <text:p>0.894829</text:p>
          </table:table-cell>
          <table:table-cell office:value-type="float" office:value="0.70267916" calcext:value-type="float">
            <text:p>0.702679</text:p>
          </table:table-cell>
          <table:table-cell office:value-type="float" office:value="0.87928694" calcext:value-type="float">
            <text:p>0.879287</text:p>
          </table:table-cell>
          <table:table-cell office:value-type="float" office:value="0.74154234" calcext:value-type="float">
            <text:p>0.741542</text:p>
          </table:table-cell>
          <table:table-cell office:value-type="float" office:value="0.880596" calcext:value-type="float">
            <text:p>0.880596</text:p>
          </table:table-cell>
          <table:table-cell office:value-type="float" office:value="0.75506335" calcext:value-type="float">
            <text:p>0.755063</text:p>
          </table:table-cell>
          <table:table-cell office:value-type="float" office:value="0.83396196" calcext:value-type="float">
            <text:p>0.833962</text:p>
          </table:table-cell>
          <table:table-cell office:value-type="float" office:value="0.61836195" calcext:value-type="float">
            <text:p>0.618362</text:p>
          </table:table-cell>
          <table:table-cell office:value-type="float" office:value="0.97594917" calcext:value-type="float">
            <text:p>0.975949</text:p>
          </table:table-cell>
          <table:table-cell office:value-type="float" office:value="0.87626964" calcext:value-type="float">
            <text:p>0.876270</text:p>
          </table:table-cell>
          <table:table-cell office:value-type="float" office:value="0.93537664" calcext:value-type="float">
            <text:p>0.935377</text:p>
          </table:table-cell>
          <table:table-cell office:value-type="float" office:value="0.7166011" calcext:value-type="float">
            <text:p>0.716601</text:p>
          </table:table-cell>
          <table:table-cell office:value-type="float" office:value="0.75111943" calcext:value-type="float">
            <text:p>0.751119</text:p>
          </table:table-cell>
          <table:table-cell office:value-type="float" office:value="0.83397096" calcext:value-type="float">
            <text:p>0.833971</text:p>
          </table:table-cell>
          <table:table-cell office:value-type="float" office:value="0.7731387" calcext:value-type="float">
            <text:p>0.773139</text:p>
          </table:table-cell>
          <table:table-cell office:value-type="float" office:value="0.31119904" calcext:value-type="float">
            <text:p>0.311199</text:p>
          </table:table-cell>
          <table:table-cell office:value-type="float" office:value="0.22905633" calcext:value-type="float">
            <text:p>0.229056</text:p>
          </table:table-cell>
          <table:table-cell office:value-type="float" office:value="0.32659537" calcext:value-type="float">
            <text:p>0.326595</text:p>
          </table:table-cell>
          <table:table-cell office:value-type="float" office:value="0.4157393" calcext:value-type="float">
            <text:p>0.415739</text:p>
          </table:table-cell>
          <table:table-cell table:formula="of:=AVERAGE([.B36:.S36])" office:value-type="float" office:value="0.807041386111111" calcext:value-type="float">
            <text:p>0.80704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.82478493" calcext:value-type="float">
            <text:p>0.824785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77443" calcext:value-type="float">
            <text:p>0.700774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73566" calcext:value-type="float">
            <text:p>0.677357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8536" calcext:value-type="float">
            <text:p>0.70018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0974547" calcext:value-type="float">
            <text:p>0.709745</text:p>
          </table:table-cell>
          <table:table-cell office:value-type="float" office:value="0.7984039" calcext:value-type="float">
            <text:p>0.798404</text:p>
          </table:table-cell>
          <table:table-cell office:value-type="float" office:value="0.5422742" calcext:value-type="float">
            <text:p>0.542274</text:p>
          </table:table-cell>
          <table:table-cell office:value-type="float" office:value="0.8324422" calcext:value-type="float">
            <text:p>0.832442</text:p>
          </table:table-cell>
          <table:table-cell office:value-type="float" office:value="0.85613126" calcext:value-type="float">
            <text:p>0.856131</text:p>
          </table:table-cell>
          <table:table-cell office:value-type="float" office:value="0.932264" calcext:value-type="float">
            <text:p>0.932264</text:p>
          </table:table-cell>
          <table:table-cell office:value-type="float" office:value="0.65787494" calcext:value-type="float">
            <text:p>0.657875</text:p>
          </table:table-cell>
          <table:table-cell office:value-type="float" office:value="0.71732116" calcext:value-type="float">
            <text:p>0.717321</text:p>
          </table:table-cell>
          <table:table-cell office:value-type="float" office:value="0.7872971" calcext:value-type="float">
            <text:p>0.787297</text:p>
          </table:table-cell>
          <table:table-cell office:value-type="float" office:value="0.7811801" calcext:value-type="float">
            <text:p>0.781180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37:.S37])" office:value-type="float" office:value="0.768656219444444" calcext:value-type="float">
            <text:p>0.768656</text:p>
          </table:table-cell>
        </table:table-row>
        <table:table-row table:style-name="ro1">
          <table:table-cell office:value-type="string" calcext:value-type="string">
            <text:p>I-PCA</text:p>
          </table:table-cell>
          <table:table-cell office:value-type="float" office:value="0.8262103" calcext:value-type="float">
            <text:p>0.826210</text:p>
          </table:table-cell>
          <table:table-cell office:value-type="float" office:value="0.7507347" calcext:value-type="float">
            <text:p>0.750735</text:p>
          </table:table-cell>
          <table:table-cell office:value-type="float" office:value="0.70081294" calcext:value-type="float">
            <text:p>0.700813</text:p>
          </table:table-cell>
          <table:table-cell office:value-type="float" office:value="0.8566791" calcext:value-type="float">
            <text:p>0.856679</text:p>
          </table:table-cell>
          <table:table-cell office:value-type="float" office:value="0.67282575" calcext:value-type="float">
            <text:p>0.672826</text:p>
          </table:table-cell>
          <table:table-cell office:value-type="float" office:value="0.8451963" calcext:value-type="float">
            <text:p>0.845196</text:p>
          </table:table-cell>
          <table:table-cell office:value-type="float" office:value="0.70011526" calcext:value-type="float">
            <text:p>0.700115</text:p>
          </table:table-cell>
          <table:table-cell office:value-type="float" office:value="0.8651662" calcext:value-type="float">
            <text:p>0.865166</text:p>
          </table:table-cell>
          <table:table-cell office:value-type="float" office:value="0.71339476" calcext:value-type="float">
            <text:p>0.713395</text:p>
          </table:table-cell>
          <table:table-cell office:value-type="float" office:value="0.798413" calcext:value-type="float">
            <text:p>0.798413</text:p>
          </table:table-cell>
          <table:table-cell office:value-type="float" office:value="0.5425217" calcext:value-type="float">
            <text:p>0.542522</text:p>
          </table:table-cell>
          <table:table-cell office:value-type="float" office:value="0.9807924" calcext:value-type="float">
            <text:p>0.980792</text:p>
          </table:table-cell>
          <table:table-cell office:value-type="float" office:value="0.8562025" calcext:value-type="float">
            <text:p>0.856203</text:p>
          </table:table-cell>
          <table:table-cell office:value-type="float" office:value="0.932422" calcext:value-type="float">
            <text:p>0.932422</text:p>
          </table:table-cell>
          <table:table-cell office:value-type="float" office:value="0.66373366" calcext:value-type="float">
            <text:p>0.663734</text:p>
          </table:table-cell>
          <table:table-cell office:value-type="float" office:value="0.71725863" calcext:value-type="float">
            <text:p>0.717259</text:p>
          </table:table-cell>
          <table:table-cell office:value-type="float" office:value="0.80439335" calcext:value-type="float">
            <text:p>0.804393</text:p>
          </table:table-cell>
          <table:table-cell office:value-type="float" office:value="0.7811801" calcext:value-type="float">
            <text:p>0.781180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38:.S38])" office:value-type="float" office:value="0.778225147222222" calcext:value-type="float">
            <text:p>0.778225</text:p>
          </table:table-cell>
        </table:table-row>
        <table:table-row table:style-name="ro1">
          <table:table-cell office:value-type="string" calcext:value-type="string">
            <text:p>K-PCA-P</text:p>
          </table:table-cell>
          <table:table-cell office:value-type="float" office:value="0.824244" calcext:value-type="float">
            <text:p>0.824244</text:p>
          </table:table-cell>
          <table:table-cell office:value-type="float" office:value="0.74757415" calcext:value-type="float">
            <text:p>0.747574</text:p>
          </table:table-cell>
          <table:table-cell office:value-type="float" office:value="0.70070034" calcext:value-type="float">
            <text:p>0.700700</text:p>
          </table:table-cell>
          <table:table-cell office:value-type="float" office:value="0.8564043" calcext:value-type="float">
            <text:p>0.856404</text:p>
          </table:table-cell>
          <table:table-cell office:value-type="float" office:value="0.69412035" calcext:value-type="float">
            <text:p>0.694120</text:p>
          </table:table-cell>
          <table:table-cell office:value-type="float" office:value="0.8436156" calcext:value-type="float">
            <text:p>0.843616</text:p>
          </table:table-cell>
          <table:table-cell office:value-type="float" office:value="0.7055438" calcext:value-type="float">
            <text:p>0.705544</text:p>
          </table:table-cell>
          <table:table-cell office:value-type="float" office:value="0.86378247" calcext:value-type="float">
            <text:p>0.863782</text:p>
          </table:table-cell>
          <table:table-cell office:value-type="float" office:value="0.7121117" calcext:value-type="float">
            <text:p>0.712112</text:p>
          </table:table-cell>
          <table:table-cell office:value-type="float" office:value="0.80052584" calcext:value-type="float">
            <text:p>0.800526</text:p>
          </table:table-cell>
          <table:table-cell office:value-type="float" office:value="0.59149534" calcext:value-type="float">
            <text:p>0.591495</text:p>
          </table:table-cell>
          <table:table-cell office:value-type="float" office:value="0.78538007" calcext:value-type="float">
            <text:p>0.785380</text:p>
          </table:table-cell>
          <table:table-cell office:value-type="float" office:value="0.85580397" calcext:value-type="float">
            <text:p>0.855804</text:p>
          </table:table-cell>
          <table:table-cell office:value-type="float" office:value="0.9310579" calcext:value-type="float">
            <text:p>0.931058</text:p>
          </table:table-cell>
          <table:table-cell office:value-type="float" office:value="0.65884835" calcext:value-type="float">
            <text:p>0.658848</text:p>
          </table:table-cell>
          <table:table-cell office:value-type="float" office:value="0.71703964" calcext:value-type="float">
            <text:p>0.717040</text:p>
          </table:table-cell>
          <table:table-cell office:value-type="float" office:value="0.78677666" calcext:value-type="float">
            <text:p>0.786777</text:p>
          </table:table-cell>
          <table:table-cell office:value-type="float" office:value="0.7791976" calcext:value-type="float">
            <text:p>0.779198</text:p>
          </table:table-cell>
          <table:table-cell office:value-type="float" office:value="0.2194147" calcext:value-type="float">
            <text:p>0.219415</text:p>
          </table:table-cell>
          <table:table-cell office:value-type="float" office:value="0.22664584" calcext:value-type="float">
            <text:p>0.226646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39:.S39])" office:value-type="float" office:value="0.769679004444444" calcext:value-type="float">
            <text:p>0.769679</text:p>
          </table:table-cell>
        </table:table-row>
        <table:table-row table:style-name="ro1">
          <table:table-cell office:value-type="string" calcext:value-type="string">
            <text:p>K-PCA-R</text:p>
          </table:table-cell>
          <table:table-cell office:value-type="float" office:value="0.8232854" calcext:value-type="float">
            <text:p>0.823285</text:p>
          </table:table-cell>
          <table:table-cell office:value-type="float" office:value="0.75371003" calcext:value-type="float">
            <text:p>0.753710</text:p>
          </table:table-cell>
          <table:table-cell office:value-type="float" office:value="0.7002299" calcext:value-type="float">
            <text:p>0.700230</text:p>
          </table:table-cell>
          <table:table-cell office:value-type="float" office:value="0.85472316" calcext:value-type="float">
            <text:p>0.854723</text:p>
          </table:table-cell>
          <table:table-cell office:value-type="float" office:value="0.71903366" calcext:value-type="float">
            <text:p>0.719034</text:p>
          </table:table-cell>
          <table:table-cell office:value-type="float" office:value="0.8458797" calcext:value-type="float">
            <text:p>0.845880</text:p>
          </table:table-cell>
          <table:table-cell office:value-type="float" office:value="0.70050985" calcext:value-type="float">
            <text:p>0.700510</text:p>
          </table:table-cell>
          <table:table-cell office:value-type="float" office:value="0.853991" calcext:value-type="float">
            <text:p>0.853991</text:p>
          </table:table-cell>
          <table:table-cell office:value-type="float" office:value="0.71232104" calcext:value-type="float">
            <text:p>0.712321</text:p>
          </table:table-cell>
          <table:table-cell office:value-type="float" office:value="0.7958259" calcext:value-type="float">
            <text:p>0.795826</text:p>
          </table:table-cell>
          <table:table-cell office:value-type="float" office:value="0.541528" calcext:value-type="float">
            <text:p>0.541528</text:p>
          </table:table-cell>
          <table:table-cell office:value-type="float" office:value="0.79343617" calcext:value-type="float">
            <text:p>0.793436</text:p>
          </table:table-cell>
          <table:table-cell office:value-type="float" office:value="0.8544931" calcext:value-type="float">
            <text:p>0.854493</text:p>
          </table:table-cell>
          <table:table-cell office:value-type="float" office:value="0.92770773" calcext:value-type="float">
            <text:p>0.927708</text:p>
          </table:table-cell>
          <table:table-cell office:value-type="float" office:value="0.6611527" calcext:value-type="float">
            <text:p>0.661153</text:p>
          </table:table-cell>
          <table:table-cell office:value-type="float" office:value="0.7200974" calcext:value-type="float">
            <text:p>0.720097</text:p>
          </table:table-cell>
          <table:table-cell office:value-type="float" office:value="0.8212044" calcext:value-type="float">
            <text:p>0.821204</text:p>
          </table:table-cell>
          <table:table-cell office:value-type="float" office:value="0.7823035" calcext:value-type="float">
            <text:p>0.782304</text:p>
          </table:table-cell>
          <table:table-cell office:value-type="float" office:value="0.509288" calcext:value-type="float">
            <text:p>0.509288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40:.S40])" office:value-type="float" office:value="0.770079591111111" calcext:value-type="float">
            <text:p>0.770080</text:p>
          </table:table-cell>
        </table:table-row>
        <table:table-row table:style-name="ro1">
          <table:table-cell office:value-type="string" calcext:value-type="string">
            <text:p>K-PCA-S</text:p>
          </table:table-cell>
          <table:table-cell office:value-type="float" office:value="0.8268572" calcext:value-type="float">
            <text:p>0.826857</text:p>
          </table:table-cell>
          <table:table-cell office:value-type="float" office:value="0.7471385" calcext:value-type="float">
            <text:p>0.747139</text:p>
          </table:table-cell>
          <table:table-cell office:value-type="float" office:value="0.7121587" calcext:value-type="float">
            <text:p>0.712159</text:p>
          </table:table-cell>
          <table:table-cell office:value-type="float" office:value="0.8547388" calcext:value-type="float">
            <text:p>0.854739</text:p>
          </table:table-cell>
          <table:table-cell office:value-type="float" office:value="0.6691178" calcext:value-type="float">
            <text:p>0.669118</text:p>
          </table:table-cell>
          <table:table-cell office:value-type="float" office:value="0.84394604" calcext:value-type="float">
            <text:p>0.843946</text:p>
          </table:table-cell>
          <table:table-cell office:value-type="float" office:value="0.6976883" calcext:value-type="float">
            <text:p>0.697688</text:p>
          </table:table-cell>
          <table:table-cell office:value-type="float" office:value="0.8638467" calcext:value-type="float">
            <text:p>0.863847</text:p>
          </table:table-cell>
          <table:table-cell office:value-type="float" office:value="0.7174767" calcext:value-type="float">
            <text:p>0.717477</text:p>
          </table:table-cell>
          <table:table-cell office:value-type="float" office:value="0.79762554" calcext:value-type="float">
            <text:p>0.797626</text:p>
          </table:table-cell>
          <table:table-cell office:value-type="float" office:value="0.5424782" calcext:value-type="float">
            <text:p>0.542478</text:p>
          </table:table-cell>
          <table:table-cell office:value-type="float" office:value="0.7946893" calcext:value-type="float">
            <text:p>0.794689</text:p>
          </table:table-cell>
          <table:table-cell office:value-type="float" office:value="0.85666364" calcext:value-type="float">
            <text:p>0.856664</text:p>
          </table:table-cell>
          <table:table-cell office:value-type="float" office:value="0.93247753" calcext:value-type="float">
            <text:p>0.932478</text:p>
          </table:table-cell>
          <table:table-cell office:value-type="float" office:value="0.66261053" calcext:value-type="float">
            <text:p>0.662611</text:p>
          </table:table-cell>
          <table:table-cell office:value-type="float" office:value="0.7214385" calcext:value-type="float">
            <text:p>0.721439</text:p>
          </table:table-cell>
          <table:table-cell office:value-type="float" office:value="0.8024621" calcext:value-type="float">
            <text:p>0.802462</text:p>
          </table:table-cell>
          <table:table-cell office:value-type="float" office:value="0.7714791" calcext:value-type="float">
            <text:p>0.771479</text:p>
          </table:table-cell>
          <table:table-cell office:value-type="float" office:value="0" calcext:value-type="float">
            <text:p>0.000000</text:p>
          </table:table-cell>
          <table:table-cell office:value-type="float" office:value="0.4083556" calcext:value-type="float">
            <text:p>0.408356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41:.S41])" office:value-type="float" office:value="0.767494065555555" calcext:value-type="float">
            <text:p>0.767494</text:p>
          </table:table-cell>
        </table:table-row>
        <table:table-row table:style-name="ro1">
          <table:table-cell office:value-type="string" calcext:value-type="string">
            <text:p>P-PCA</text:p>
          </table:table-cell>
          <table:table-cell office:value-type="float" office:value="0.822307" calcext:value-type="float">
            <text:p>0.822307</text:p>
          </table:table-cell>
          <table:table-cell office:value-type="float" office:value="0.664814" calcext:value-type="float">
            <text:p>0.664814</text:p>
          </table:table-cell>
          <table:table-cell office:value-type="float" office:value="0.70048743" calcext:value-type="float">
            <text:p>0.700487</text:p>
          </table:table-cell>
          <table:table-cell office:value-type="float" office:value="0.81760067" calcext:value-type="float">
            <text:p>0.817601</text:p>
          </table:table-cell>
          <table:table-cell office:value-type="float" office:value="0.6773684" calcext:value-type="float">
            <text:p>0.677368</text:p>
          </table:table-cell>
          <table:table-cell office:value-type="float" office:value="0.79101014" calcext:value-type="float">
            <text:p>0.791010</text:p>
          </table:table-cell>
          <table:table-cell office:value-type="float" office:value="0.6193024" calcext:value-type="float">
            <text:p>0.619302</text:p>
          </table:table-cell>
          <table:table-cell office:value-type="float" office:value="0.69297487" calcext:value-type="float">
            <text:p>0.692975</text:p>
          </table:table-cell>
          <table:table-cell office:value-type="float" office:value="0.7111705" calcext:value-type="float">
            <text:p>0.711171</text:p>
          </table:table-cell>
          <table:table-cell office:value-type="float" office:value="0.75468016" calcext:value-type="float">
            <text:p>0.754680</text:p>
          </table:table-cell>
          <table:table-cell office:value-type="float" office:value="0.5400216" calcext:value-type="float">
            <text:p>0.540022</text:p>
          </table:table-cell>
          <table:table-cell office:value-type="float" office:value="0.89630497" calcext:value-type="float">
            <text:p>0.896305</text:p>
          </table:table-cell>
          <table:table-cell office:value-type="float" office:value="0.84275067" calcext:value-type="float">
            <text:p>0.842751</text:p>
          </table:table-cell>
          <table:table-cell office:value-type="float" office:value="0.9330343" calcext:value-type="float">
            <text:p>0.933034</text:p>
          </table:table-cell>
          <table:table-cell office:value-type="float" office:value="0.6573585" calcext:value-type="float">
            <text:p>0.657359</text:p>
          </table:table-cell>
          <table:table-cell office:value-type="float" office:value="0.71704274" calcext:value-type="float">
            <text:p>0.717043</text:p>
          </table:table-cell>
          <table:table-cell office:value-type="float" office:value="0.7894538" calcext:value-type="float">
            <text:p>0.789454</text:p>
          </table:table-cell>
          <table:table-cell office:value-type="float" office:value="0.7452907" calcext:value-type="float">
            <text:p>0.745291</text:p>
          </table:table-cell>
          <table:table-cell office:value-type="float" office:value="0.24033819" calcext:value-type="float">
            <text:p>0.240338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42:.S42])" office:value-type="float" office:value="0.742942936111111" calcext:value-type="float">
            <text:p>0.742943</text:p>
          </table:table-cell>
        </table:table-row>
        <table:table-row table:style-name="ro1">
          <table:table-cell office:value-type="string" calcext:value-type="string">
            <text:p>S-PCA</text:p>
          </table:table-cell>
          <table:table-cell office:value-type="float" office:value="0.82606405" calcext:value-type="float">
            <text:p>0.826064</text:p>
          </table:table-cell>
          <table:table-cell office:value-type="float" office:value="0.7528926" calcext:value-type="float">
            <text:p>0.752893</text:p>
          </table:table-cell>
          <table:table-cell office:value-type="float" office:value="0.6990218" calcext:value-type="float">
            <text:p>0.699022</text:p>
          </table:table-cell>
          <table:table-cell office:value-type="float" office:value="0.85740304" calcext:value-type="float">
            <text:p>0.857403</text:p>
          </table:table-cell>
          <table:table-cell office:value-type="float" office:value="0.6832797" calcext:value-type="float">
            <text:p>0.683280</text:p>
          </table:table-cell>
          <table:table-cell office:value-type="float" office:value="0.8461605" calcext:value-type="float">
            <text:p>0.846161</text:p>
          </table:table-cell>
          <table:table-cell office:value-type="float" office:value="0.70535916" calcext:value-type="float">
            <text:p>0.705359</text:p>
          </table:table-cell>
          <table:table-cell office:value-type="float" office:value="0.86788034" calcext:value-type="float">
            <text:p>0.867880</text:p>
          </table:table-cell>
          <table:table-cell office:value-type="float" office:value="0.7133125" calcext:value-type="float">
            <text:p>0.713313</text:p>
          </table:table-cell>
          <table:table-cell office:value-type="float" office:value="0.79828805" calcext:value-type="float">
            <text:p>0.798288</text:p>
          </table:table-cell>
          <table:table-cell office:value-type="float" office:value="0.5405011" calcext:value-type="float">
            <text:p>0.540501</text:p>
          </table:table-cell>
          <table:table-cell office:value-type="float" office:value="0.9807623" calcext:value-type="float">
            <text:p>0.980762</text:p>
          </table:table-cell>
          <table:table-cell office:value-type="float" office:value="0.85595185" calcext:value-type="float">
            <text:p>0.855952</text:p>
          </table:table-cell>
          <table:table-cell office:value-type="float" office:value="0.9320599" calcext:value-type="float">
            <text:p>0.932060</text:p>
          </table:table-cell>
          <table:table-cell office:value-type="float" office:value="0.6595029" calcext:value-type="float">
            <text:p>0.659503</text:p>
          </table:table-cell>
          <table:table-cell office:value-type="float" office:value="0.71592784" calcext:value-type="float">
            <text:p>0.715928</text:p>
          </table:table-cell>
          <table:table-cell office:value-type="float" office:value="0.78679335" calcext:value-type="float">
            <text:p>0.786793</text:p>
          </table:table-cell>
          <table:table-cell office:value-type="float" office:value="0.783264" calcext:value-type="float">
            <text:p>0.783264</text:p>
          </table:table-cell>
          <table:table-cell office:value-type="float" office:value="0.39991483" calcext:value-type="float">
            <text:p>0.399915</text:p>
          </table:table-cell>
          <table:table-cell office:value-type="float" office:value="0" calcext:value-type="float">
            <text:p>0.000000</text:p>
          </table:table-cell>
          <table:table-cell office:value-type="float" office:value="0.4712998" calcext:value-type="float">
            <text:p>0.471300</text:p>
          </table:table-cell>
          <table:table-cell office:value-type="float" office:value="0" calcext:value-type="float">
            <text:p>0.000000</text:p>
          </table:table-cell>
          <table:table-cell table:formula="of:=AVERAGE([.B43:.S43])" office:value-type="float" office:value="0.77802361" calcext:value-type="float">
            <text:p>0.778024</text:p>
          </table:table-cell>
        </table:table-row>
        <table:table-row table:style-name="ro1">
          <table:table-cell office:value-type="string" calcext:value-type="string">
            <text:p>PLSP</text:p>
          </table:table-cell>
          <table:table-cell office:value-type="float" office:value="0.76295054" calcext:value-type="float">
            <text:p>0.762951</text:p>
          </table:table-cell>
          <table:table-cell office:value-type="float" office:value="0.7229822" calcext:value-type="float">
            <text:p>0.722982</text:p>
          </table:table-cell>
          <table:table-cell office:value-type="float" office:value="0" calcext:value-type="float">
            <text:p>0.000000</text:p>
          </table:table-cell>
          <table:table-cell office:value-type="float" office:value="0.80278885" calcext:value-type="float">
            <text:p>0.802789</text:p>
          </table:table-cell>
          <table:table-cell office:value-type="float" office:value="0.65552604" calcext:value-type="float">
            <text:p>0.655526</text:p>
          </table:table-cell>
          <table:table-cell office:value-type="float" office:value="0.8552821" calcext:value-type="float">
            <text:p>0.855282</text:p>
          </table:table-cell>
          <table:table-cell office:value-type="float" office:value="0" calcext:value-type="float">
            <text:p>0.000000</text:p>
          </table:table-cell>
          <table:table-cell office:value-type="float" office:value="0.8758151" calcext:value-type="float">
            <text:p>0.875815</text:p>
          </table:table-cell>
          <table:table-cell office:value-type="float" office:value="0" calcext:value-type="float">
            <text:p>0.000000</text:p>
          </table:table-cell>
          <table:table-cell office:value-type="float" office:value="0.75549173" calcext:value-type="float">
            <text:p>0.755492</text:p>
          </table:table-cell>
          <table:table-cell office:value-type="float" office:value="0.566344" calcext:value-type="float">
            <text:p>0.566344</text:p>
          </table:table-cell>
          <table:table-cell office:value-type="float" office:value="0.78257924" calcext:value-type="float">
            <text:p>0.782579</text:p>
          </table:table-cell>
          <table:table-cell office:value-type="float" office:value="0" calcext:value-type="float">
            <text:p>0.000000</text:p>
          </table:table-cell>
          <table:table-cell office:value-type="float" office:value="0.8857721" calcext:value-type="float">
            <text:p>0.885772</text:p>
          </table:table-cell>
          <table:table-cell office:value-type="float" office:value="0" calcext:value-type="float">
            <text:p>0.000000</text:p>
          </table:table-cell>
          <table:table-cell office:value-type="float" office:value="0.71052426" calcext:value-type="float">
            <text:p>0.710524</text:p>
          </table:table-cell>
          <table:table-cell office:value-type="float" office:value="0" calcext:value-type="float">
            <text:p>0.000000</text:p>
          </table:table-cell>
          <table:table-cell office:value-type="float" office:value="0.49812987" calcext:value-type="float">
            <text:p>0.498130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44:.S44])" office:value-type="float" office:value="0.493010335" calcext:value-type="float">
            <text:p>0.493010</text:p>
          </table:table-cell>
        </table:table-row>
        <table:table-row table:style-name="ro1">
          <table:table-cell office:value-type="string" calcext:value-type="string">
            <text:p>G-RP</text:p>
          </table:table-cell>
          <table:table-cell office:value-type="float" office:value="0.70932955" calcext:value-type="float">
            <text:p>0.709330</text:p>
          </table:table-cell>
          <table:table-cell office:value-type="float" office:value="0.6531431" calcext:value-type="float">
            <text:p>0.653143</text:p>
          </table:table-cell>
          <table:table-cell office:value-type="float" office:value="0.59509814" calcext:value-type="float">
            <text:p>0.595098</text:p>
          </table:table-cell>
          <table:table-cell office:value-type="float" office:value="0.70248836" calcext:value-type="float">
            <text:p>0.702488</text:p>
          </table:table-cell>
          <table:table-cell office:value-type="float" office:value="0.6812884" calcext:value-type="float">
            <text:p>0.681288</text:p>
          </table:table-cell>
          <table:table-cell office:value-type="float" office:value="0.69829357" calcext:value-type="float">
            <text:p>0.698294</text:p>
          </table:table-cell>
          <table:table-cell office:value-type="float" office:value="0.59389025" calcext:value-type="float">
            <text:p>0.593890</text:p>
          </table:table-cell>
          <table:table-cell office:value-type="float" office:value="0.7817002" calcext:value-type="float">
            <text:p>0.781700</text:p>
          </table:table-cell>
          <table:table-cell office:value-type="float" office:value="0.69845176" calcext:value-type="float">
            <text:p>0.698452</text:p>
          </table:table-cell>
          <table:table-cell office:value-type="float" office:value="0.6962372" calcext:value-type="float">
            <text:p>0.696237</text:p>
          </table:table-cell>
          <table:table-cell office:value-type="float" office:value="0.5798014" calcext:value-type="float">
            <text:p>0.579801</text:p>
          </table:table-cell>
          <table:table-cell office:value-type="float" office:value="0.93816954" calcext:value-type="float">
            <text:p>0.938170</text:p>
          </table:table-cell>
          <table:table-cell office:value-type="float" office:value="0.6940377" calcext:value-type="float">
            <text:p>0.694038</text:p>
          </table:table-cell>
          <table:table-cell office:value-type="float" office:value="0.8930453" calcext:value-type="float">
            <text:p>0.893045</text:p>
          </table:table-cell>
          <table:table-cell office:value-type="float" office:value="0.66215944" calcext:value-type="float">
            <text:p>0.662159</text:p>
          </table:table-cell>
          <table:table-cell office:value-type="float" office:value="0.6915409" calcext:value-type="float">
            <text:p>0.691541</text:p>
          </table:table-cell>
          <table:table-cell office:value-type="float" office:value="0.7388344" calcext:value-type="float">
            <text:p>0.738834</text:p>
          </table:table-cell>
          <table:table-cell office:value-type="float" office:value="0.7164134" calcext:value-type="float">
            <text:p>0.716413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45:.S45])" office:value-type="float" office:value="0.706884589444444" calcext:value-type="float">
            <text:p>0.706885</text:p>
          </table:table-cell>
        </table:table-row>
        <table:table-row table:style-name="ro1">
          <table:table-cell office:value-type="string" calcext:value-type="string">
            <text:p>S-RP</text:p>
          </table:table-cell>
          <table:table-cell office:value-type="float" office:value="0.7385227" calcext:value-type="float">
            <text:p>0.738523</text:p>
          </table:table-cell>
          <table:table-cell office:value-type="float" office:value="0.65477926" calcext:value-type="float">
            <text:p>0.654779</text:p>
          </table:table-cell>
          <table:table-cell office:value-type="float" office:value="0.5553151" calcext:value-type="float">
            <text:p>0.555315</text:p>
          </table:table-cell>
          <table:table-cell office:value-type="float" office:value="0.68673414" calcext:value-type="float">
            <text:p>0.686734</text:p>
          </table:table-cell>
          <table:table-cell office:value-type="float" office:value="0.67887455" calcext:value-type="float">
            <text:p>0.678875</text:p>
          </table:table-cell>
          <table:table-cell office:value-type="float" office:value="0.64334553" calcext:value-type="float">
            <text:p>0.643346</text:p>
          </table:table-cell>
          <table:table-cell office:value-type="float" office:value="0.5941862" calcext:value-type="float">
            <text:p>0.594186</text:p>
          </table:table-cell>
          <table:table-cell office:value-type="float" office:value="0.7584827" calcext:value-type="float">
            <text:p>0.758483</text:p>
          </table:table-cell>
          <table:table-cell office:value-type="float" office:value="0.6369996" calcext:value-type="float">
            <text:p>0.637000</text:p>
          </table:table-cell>
          <table:table-cell office:value-type="float" office:value="0.70616657" calcext:value-type="float">
            <text:p>0.706167</text:p>
          </table:table-cell>
          <table:table-cell office:value-type="float" office:value="0.5758465" calcext:value-type="float">
            <text:p>0.575847</text:p>
          </table:table-cell>
          <table:table-cell office:value-type="float" office:value="0.9371943" calcext:value-type="float">
            <text:p>0.937194</text:p>
          </table:table-cell>
          <table:table-cell office:value-type="float" office:value="0.6912883" calcext:value-type="float">
            <text:p>0.691288</text:p>
          </table:table-cell>
          <table:table-cell office:value-type="float" office:value="0.82249856" calcext:value-type="float">
            <text:p>0.822499</text:p>
          </table:table-cell>
          <table:table-cell office:value-type="float" office:value="0.5734041" calcext:value-type="float">
            <text:p>0.573404</text:p>
          </table:table-cell>
          <table:table-cell office:value-type="float" office:value="0.6209251" calcext:value-type="float">
            <text:p>0.620925</text:p>
          </table:table-cell>
          <table:table-cell office:value-type="float" office:value="0.72099566" calcext:value-type="float">
            <text:p>0.720996</text:p>
          </table:table-cell>
          <table:table-cell office:value-type="float" office:value="0.71872956" calcext:value-type="float">
            <text:p>0.718730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46:.S46])" office:value-type="float" office:value="0.684127135" calcext:value-type="float">
            <text:p>0.684127</text:p>
          </table:table-cell>
        </table:table-row>
        <table:table-row table:style-name="ro1">
          <table:table-cell office:value-type="string" calcext:value-type="string">
            <text:p>R-SAM</text:p>
          </table:table-cell>
          <table:table-cell office:value-type="float" office:value="0.7880426" calcext:value-type="float">
            <text:p>0.788043</text:p>
          </table:table-cell>
          <table:table-cell office:value-type="float" office:value="0.7403468" calcext:value-type="float">
            <text:p>0.740347</text:p>
          </table:table-cell>
          <table:table-cell office:value-type="float" office:value="0.6095917" calcext:value-type="float">
            <text:p>0.609592</text:p>
          </table:table-cell>
          <table:table-cell office:value-type="float" office:value="0.82665205" calcext:value-type="float">
            <text:p>0.826652</text:p>
          </table:table-cell>
          <table:table-cell office:value-type="float" office:value="0.6807558" calcext:value-type="float">
            <text:p>0.680756</text:p>
          </table:table-cell>
          <table:table-cell office:value-type="float" office:value="0.8362151" calcext:value-type="float">
            <text:p>0.836215</text:p>
          </table:table-cell>
          <table:table-cell office:value-type="float" office:value="0.6857131" calcext:value-type="float">
            <text:p>0.685713</text:p>
          </table:table-cell>
          <table:table-cell office:value-type="float" office:value="0.8840353" calcext:value-type="float">
            <text:p>0.884035</text:p>
          </table:table-cell>
          <table:table-cell office:value-type="float" office:value="0" calcext:value-type="float">
            <text:p>0.000000</text:p>
          </table:table-cell>
          <table:table-cell office:value-type="float" office:value="0.7502146" calcext:value-type="float">
            <text:p>0.750215</text:p>
          </table:table-cell>
          <table:table-cell office:value-type="float" office:value="0.5171086" calcext:value-type="float">
            <text:p>0.517109</text:p>
          </table:table-cell>
          <table:table-cell office:value-type="float" office:value="0" calcext:value-type="float">
            <text:p>0.000000</text:p>
          </table:table-cell>
          <table:table-cell office:value-type="float" office:value="0.8039745" calcext:value-type="float">
            <text:p>0.803975</text:p>
          </table:table-cell>
          <table:table-cell office:value-type="float" office:value="0.8924244" calcext:value-type="float">
            <text:p>0.892424</text:p>
          </table:table-cell>
          <table:table-cell office:value-type="float" office:value="0" calcext:value-type="float">
            <text:p>0.000000</text:p>
          </table:table-cell>
          <table:table-cell office:value-type="float" office:value="0.57297575" calcext:value-type="float">
            <text:p>0.572976</text:p>
          </table:table-cell>
          <table:table-cell office:value-type="float" office:value="0.79671377" calcext:value-type="float">
            <text:p>0.796714</text:p>
          </table:table-cell>
          <table:table-cell office:value-type="float" office:value="0.7706263" calcext:value-type="float">
            <text:p>0.770626</text:p>
          </table:table-cell>
          <table:table-cell table:number-columns-repeated="4" office:value-type="float" office:value="0" calcext:value-type="float">
            <text:p>0.000000</text:p>
          </table:table-cell>
          <table:table-cell table:formula="of:=AVERAGE([.B47:.S47])" office:value-type="float" office:value="0.619743909444444" calcext:value-type="float">
            <text:p>0.619744</text:p>
          </table:table-cell>
        </table:table-row>
        <table:table-row table:style-name="ro1">
          <table:table-cell office:value-type="string" calcext:value-type="string">
            <text:p>T-SNE</text:p>
          </table:table-cell>
          <table:table-cell office:value-type="float" office:value="0.8596657" calcext:value-type="float">
            <text:p>0.859666</text:p>
          </table:table-cell>
          <table:table-cell office:value-type="float" office:value="0.7622715" calcext:value-type="float">
            <text:p>0.762272</text:p>
          </table:table-cell>
          <table:table-cell office:value-type="float" office:value="0.7945516" calcext:value-type="float">
            <text:p>0.794552</text:p>
          </table:table-cell>
          <table:table-cell office:value-type="float" office:value="0.9011692" calcext:value-type="float">
            <text:p>0.901169</text:p>
          </table:table-cell>
          <table:table-cell office:value-type="float" office:value="0.65798444" calcext:value-type="float">
            <text:p>0.657984</text:p>
          </table:table-cell>
          <table:table-cell office:value-type="float" office:value="0.8895346" calcext:value-type="float">
            <text:p>0.889535</text:p>
          </table:table-cell>
          <table:table-cell office:value-type="float" office:value="0.7965827" calcext:value-type="float">
            <text:p>0.796583</text:p>
          </table:table-cell>
          <table:table-cell office:value-type="float" office:value="0.90816975" calcext:value-type="float">
            <text:p>0.908170</text:p>
          </table:table-cell>
          <table:table-cell office:value-type="float" office:value="0.8047658" calcext:value-type="float">
            <text:p>0.804766</text:p>
          </table:table-cell>
          <table:table-cell office:value-type="float" office:value="0.8694036" calcext:value-type="float">
            <text:p>0.869404</text:p>
          </table:table-cell>
          <table:table-cell office:value-type="float" office:value="0.667656" calcext:value-type="float">
            <text:p>0.667656</text:p>
          </table:table-cell>
          <table:table-cell office:value-type="float" office:value="0.77552056" calcext:value-type="float">
            <text:p>0.775521</text:p>
          </table:table-cell>
          <table:table-cell office:value-type="float" office:value="0.88268375" calcext:value-type="float">
            <text:p>0.882684</text:p>
          </table:table-cell>
          <table:table-cell office:value-type="float" office:value="0.8988549" calcext:value-type="float">
            <text:p>0.898855</text:p>
          </table:table-cell>
          <table:table-cell office:value-type="float" office:value="0.7825687" calcext:value-type="float">
            <text:p>0.782569</text:p>
          </table:table-cell>
          <table:table-cell office:value-type="float" office:value="0.73646665" calcext:value-type="float">
            <text:p>0.736467</text:p>
          </table:table-cell>
          <table:table-cell office:value-type="float" office:value="0.81059027" calcext:value-type="float">
            <text:p>0.810590</text:p>
          </table:table-cell>
          <table:table-cell office:value-type="float" office:value="0.7762118" calcext:value-type="float">
            <text:p>0.776212</text:p>
          </table:table-cell>
          <table:table-cell office:value-type="float" office:value="0.4322558" calcext:value-type="float">
            <text:p>0.432256</text:p>
          </table:table-cell>
          <table:table-cell office:value-type="float" office:value="0.49690396" calcext:value-type="float">
            <text:p>0.496904</text:p>
          </table:table-cell>
          <table:table-cell office:value-type="float" office:value="0.37810764" calcext:value-type="float">
            <text:p>0.378108</text:p>
          </table:table-cell>
          <table:table-cell office:value-type="float" office:value="0" calcext:value-type="float">
            <text:p>0.000000</text:p>
          </table:table-cell>
          <table:table-cell table:formula="of:=AVERAGE([.B48:.S48])" office:value-type="float" office:value="0.809702862222222" calcext:value-type="float">
            <text:p>0.809703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office:value-type="float" office:value="0.73543847" calcext:value-type="float">
            <text:p>0.735438</text:p>
          </table:table-cell>
          <table:table-cell office:value-type="float" office:value="0.73862696" calcext:value-type="float">
            <text:p>0.738627</text:p>
          </table:table-cell>
          <table:table-cell office:value-type="float" office:value="0.6093727" calcext:value-type="float">
            <text:p>0.609373</text:p>
          </table:table-cell>
          <table:table-cell office:value-type="float" office:value="0.7434277" calcext:value-type="float">
            <text:p>0.743428</text:p>
          </table:table-cell>
          <table:table-cell office:value-type="float" office:value="0.7343188" calcext:value-type="float">
            <text:p>0.734319</text:p>
          </table:table-cell>
          <table:table-cell office:value-type="float" office:value="0.81186" calcext:value-type="float">
            <text:p>0.811860</text:p>
          </table:table-cell>
          <table:table-cell office:value-type="float" office:value="0.6479626" calcext:value-type="float">
            <text:p>0.647963</text:p>
          </table:table-cell>
          <table:table-cell office:value-type="float" office:value="0.8613828" calcext:value-type="float">
            <text:p>0.861383</text:p>
          </table:table-cell>
          <table:table-cell office:value-type="float" office:value="0.6130235" calcext:value-type="float">
            <text:p>0.613024</text:p>
          </table:table-cell>
          <table:table-cell office:value-type="float" office:value="0.7107011" calcext:value-type="float">
            <text:p>0.710701</text:p>
          </table:table-cell>
          <table:table-cell office:value-type="float" office:value="0.61298364" calcext:value-type="float">
            <text:p>0.612984</text:p>
          </table:table-cell>
          <table:table-cell office:value-type="float" office:value="0.7959431" calcext:value-type="float">
            <text:p>0.795943</text:p>
          </table:table-cell>
          <table:table-cell office:value-type="float" office:value="0.77406275" calcext:value-type="float">
            <text:p>0.774063</text:p>
          </table:table-cell>
          <table:table-cell office:value-type="float" office:value="0.90757257" calcext:value-type="float">
            <text:p>0.907573</text:p>
          </table:table-cell>
          <table:table-cell office:value-type="float" office:value="0.5984452" calcext:value-type="float">
            <text:p>0.598445</text:p>
          </table:table-cell>
          <table:table-cell office:value-type="float" office:value="0.7188739" calcext:value-type="float">
            <text:p>0.718874</text:p>
          </table:table-cell>
          <table:table-cell office:value-type="float" office:value="0.79661906" calcext:value-type="float">
            <text:p>0.796619</text:p>
          </table:table-cell>
          <table:table-cell office:value-type="float" office:value="0.77839345" calcext:value-type="float">
            <text:p>0.778393</text:p>
          </table:table-cell>
          <table:table-cell office:value-type="float" office:value="0.34926465" calcext:value-type="float">
            <text:p>0.349265</text:p>
          </table:table-cell>
          <table:table-cell office:value-type="float" office:value="0.44790232" calcext:value-type="float">
            <text:p>0.447902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AVERAGE([.B49:.S49])" office:value-type="float" office:value="0.732722683333333" calcext:value-type="float">
            <text:p>0.732723</text:p>
          </table:table-cell>
        </table:table-row>
        <table:table-row table:style-name="ro1">
          <table:table-cell office:value-type="string" calcext:value-type="string">
            <text:p>T-SVD</text:p>
          </table:table-cell>
          <table:table-cell office:value-type="float" office:value="0.8066568" calcext:value-type="float">
            <text:p>0.806657</text:p>
          </table:table-cell>
          <table:table-cell office:value-type="float" office:value="0.7474876" calcext:value-type="float">
            <text:p>0.747488</text:p>
          </table:table-cell>
          <table:table-cell office:value-type="float" office:value="0.6694742" calcext:value-type="float">
            <text:p>0.669474</text:p>
          </table:table-cell>
          <table:table-cell office:value-type="float" office:value="0.85627365" calcext:value-type="float">
            <text:p>0.856274</text:p>
          </table:table-cell>
          <table:table-cell office:value-type="float" office:value="0.68621975" calcext:value-type="float">
            <text:p>0.686220</text:p>
          </table:table-cell>
          <table:table-cell office:value-type="float" office:value="0.8395908" calcext:value-type="float">
            <text:p>0.839591</text:p>
          </table:table-cell>
          <table:table-cell office:value-type="float" office:value="0.7007583" calcext:value-type="float">
            <text:p>0.700758</text:p>
          </table:table-cell>
          <table:table-cell office:value-type="float" office:value="0.83907425" calcext:value-type="float">
            <text:p>0.839074</text:p>
          </table:table-cell>
          <table:table-cell office:value-type="float" office:value="0.69771945" calcext:value-type="float">
            <text:p>0.697719</text:p>
          </table:table-cell>
          <table:table-cell office:value-type="float" office:value="0.7843668" calcext:value-type="float">
            <text:p>0.784367</text:p>
          </table:table-cell>
          <table:table-cell office:value-type="float" office:value="0.57330656" calcext:value-type="float">
            <text:p>0.573307</text:p>
          </table:table-cell>
          <table:table-cell office:value-type="float" office:value="0.980792" calcext:value-type="float">
            <text:p>0.980792</text:p>
          </table:table-cell>
          <table:table-cell office:value-type="float" office:value="0.8211248" calcext:value-type="float">
            <text:p>0.821125</text:p>
          </table:table-cell>
          <table:table-cell office:value-type="float" office:value="0.902365" calcext:value-type="float">
            <text:p>0.902365</text:p>
          </table:table-cell>
          <table:table-cell office:value-type="float" office:value="0.64598733" calcext:value-type="float">
            <text:p>0.645987</text:p>
          </table:table-cell>
          <table:table-cell office:value-type="float" office:value="0.6755859" calcext:value-type="float">
            <text:p>0.675586</text:p>
          </table:table-cell>
          <table:table-cell office:value-type="float" office:value="0.7735236" calcext:value-type="float">
            <text:p>0.773524</text:p>
          </table:table-cell>
          <table:table-cell office:value-type="float" office:value="0.78164804" calcext:value-type="float">
            <text:p>0.781648</text:p>
          </table:table-cell>
          <table:table-cell office:value-type="float" office:value="0.29287195" calcext:value-type="float">
            <text:p>0.292872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AVERAGE([.B50:.S50])" office:value-type="float" office:value="0.765664157222222" calcext:value-type="float">
            <text:p>0.76566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0.8339219" calcext:value-type="float">
            <text:p>0.833922</text:p>
          </table:table-cell>
          <table:table-cell office:value-type="float" office:value="0.80275565" calcext:value-type="float">
            <text:p>0.802756</text:p>
          </table:table-cell>
          <table:table-cell office:value-type="float" office:value="0.79411703" calcext:value-type="float">
            <text:p>0.794117</text:p>
          </table:table-cell>
          <table:table-cell office:value-type="float" office:value="0.87961566" calcext:value-type="float">
            <text:p>0.879616</text:p>
          </table:table-cell>
          <table:table-cell office:value-type="float" office:value="0.72026724" calcext:value-type="float">
            <text:p>0.720267</text:p>
          </table:table-cell>
          <table:table-cell office:value-type="float" office:value="0.88525635" calcext:value-type="float">
            <text:p>0.885256</text:p>
          </table:table-cell>
          <table:table-cell office:value-type="float" office:value="0.7840926" calcext:value-type="float">
            <text:p>0.784093</text:p>
          </table:table-cell>
          <table:table-cell office:value-type="float" office:value="0.890361" calcext:value-type="float">
            <text:p>0.890361</text:p>
          </table:table-cell>
          <table:table-cell office:value-type="float" office:value="0.7794105" calcext:value-type="float">
            <text:p>0.779411</text:p>
          </table:table-cell>
          <table:table-cell office:value-type="float" office:value="0.84524393" calcext:value-type="float">
            <text:p>0.845244</text:p>
          </table:table-cell>
          <table:table-cell office:value-type="float" office:value="0.6645852" calcext:value-type="float">
            <text:p>0.664585</text:p>
          </table:table-cell>
          <table:table-cell office:value-type="float" office:value="0.7798105" calcext:value-type="float">
            <text:p>0.779811</text:p>
          </table:table-cell>
          <table:table-cell office:value-type="float" office:value="0.8674328" calcext:value-type="float">
            <text:p>0.867433</text:p>
          </table:table-cell>
          <table:table-cell office:value-type="float" office:value="0.88400984" calcext:value-type="float">
            <text:p>0.884010</text:p>
          </table:table-cell>
          <table:table-cell office:value-type="float" office:value="0.77978116" calcext:value-type="float">
            <text:p>0.779781</text:p>
          </table:table-cell>
          <table:table-cell office:value-type="float" office:value="0.70380133" calcext:value-type="float">
            <text:p>0.703801</text:p>
          </table:table-cell>
          <table:table-cell office:value-type="float" office:value="0.8130001" calcext:value-type="float">
            <text:p>0.813000</text:p>
          </table:table-cell>
          <table:table-cell office:value-type="float" office:value="0.81608087" calcext:value-type="float">
            <text:p>0.816081</text:p>
          </table:table-cell>
          <table:table-cell office:value-type="float" office:value="0.27055925" calcext:value-type="float">
            <text:p>0.270559</text:p>
          </table:table-cell>
          <table:table-cell office:value-type="float" office:value="0.43637645" calcext:value-type="float">
            <text:p>0.436376</text:p>
          </table:table-cell>
          <table:table-cell office:value-type="float" office:value="0.44875926" calcext:value-type="float">
            <text:p>0.448759</text:p>
          </table:table-cell>
          <table:table-cell office:value-type="float" office:value="0" calcext:value-type="float">
            <text:p>0.000000</text:p>
          </table:table-cell>
          <table:table-cell table:formula="of:=AVERAGE([.B51:.S51])" office:value-type="float" office:value="0.806863536666667" calcext:value-type="float">
            <text:p>0.806864</text:p>
          </table:table-cell>
        </table:table-row>
        <table:table-row table:style-name="ro1">
          <table:table-cell table:style-name="Default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  <table:table-cell table:style-name="ce55"/>
          <table:table-cell table:style-name="ce57"/>
          <table:table-cell table:style-name="ce59"/>
          <table:table-cell table:style-name="ce61"/>
          <table:table-cell table:style-name="ce63"/>
          <table:table-cell table:style-name="Default" table:number-columns-repeated="5"/>
        </table:table-row>
        <table:table-row table:style-name="ro1">
          <table:table-cell table:style-name="Default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2"/>
          <table:table-cell table:style-name="ce54"/>
          <table:table-cell table:style-name="ce56"/>
          <table:table-cell table:style-name="ce58"/>
          <table:table-cell table:style-name="ce60"/>
          <table:table-cell table:style-name="ce62"/>
          <table:table-cell table:style-name="ce64"/>
          <table:table-cell table:style-name="Default" table:number-columns-repeated="5"/>
        </table:table-row>
        <calcext:conditional-formats>
          <calcext:conditional-format calcext:target-range-address="heatmap1_labels.B53:heatmap1_labels.B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C52:heatmap1_labels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C53:heatmap1_labels.C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D52:heatmap1_labels.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D53:heatmap1_labels.D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E52:heatmap1_labels.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E53:heatmap1_labels.E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F52:heatmap1_labels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F53:heatmap1_labels.F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G52:heatmap1_labels.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G53:heatmap1_labels.G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H52:heatmap1_labels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H53:heatmap1_labels.H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I52:heatmap1_labels.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I53:heatmap1_labels.I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J52:heatmap1_labels.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J53:heatmap1_labels.J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K52:heatmap1_labels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K53:heatmap1_labels.K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L52:heatmap1_labels.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L53:heatmap1_labels.L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M52:heatmap1_labels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M53:heatmap1_labels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N52:heatmap1_labels.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N53:heatmap1_labels.N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O52:heatmap1_labels.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O53:heatmap1_labels.O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P52:heatmap1_labels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P53:heatmap1_labels.P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Q52:heatmap1_labels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Q53:heatmap1_labels.Q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R52:heatmap1_labels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R53:heatmap1_labels.R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S52:heatmap1_labels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S53:heatmap1_labels.S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B52:heatmap1_labels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1_labels.B52:heatmap1_labels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heatmap1_labels.B52"/>
            <calcext:condition calcext:apply-style-name="Accent" calcext:value="=0" calcext:base-cell-address="heatmap1_labels.B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4:59:15.471490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10:28:46.519546291</dc:date>
    <meta:editing-duration>P1DT20H38M7S</meta:editing-duration>
    <meta:editing-cycles>9</meta:editing-cycles>
    <meta:generator>LibreOffice/6.0.7.3$Linux_X86_64 LibreOffice_project/00m0$Build-3</meta:generator>
    <meta:document-statistic meta:table-count="1" meta:cell-count="1198" meta:object-count="0"/>
  </office:meta>
</office:document-meta>
</file>